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3.369cm" table:align="left"/>
    </style:style>
    <style:style style:name="Tabelle2.A" style:family="table-column">
      <style:table-column-properties style:column-width="0.686cm"/>
    </style:style>
    <style:style style:name="Tabelle2.B" style:family="table-column">
      <style:table-column-properties style:column-width="5.05cm"/>
    </style:style>
    <style:style style:name="Tabelle2.C" style:family="table-column">
      <style:table-column-properties style:column-width="0.61cm"/>
    </style:style>
    <style:style style:name="Tabelle2.E" style:family="table-column">
      <style:table-column-properties style:column-width="0.616cm"/>
    </style:style>
    <style:style style:name="Tabelle2.F" style:family="table-column">
      <style:table-column-properties style:column-width="0.591cm"/>
    </style:style>
    <style:style style:name="Tabelle2.G" style:family="table-column">
      <style:table-column-properties style:column-width="0.751cm"/>
    </style:style>
    <style:style style:name="Tabelle2.H" style:family="table-column">
      <style:table-column-properties style:column-width="1.129cm"/>
    </style:style>
    <style:style style:name="Tabelle2.I" style:family="table-column">
      <style:table-column-properties style:column-width="1.245cm"/>
    </style:style>
    <style:style style:name="Tabelle2.J" style:family="table-column">
      <style:table-column-properties style:column-width="1.012cm"/>
    </style:style>
    <style:style style:name="Tabelle2.K" style:family="table-column">
      <style:table-column-properties style:column-width="1.067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0.686cm"/>
    </style:style>
    <style:style style:name="Tabelle3.B" style:family="table-column">
      <style:table-column-properties style:column-width="4.205cm"/>
    </style:style>
    <style:style style:name="Tabelle3.C" style:family="table-column">
      <style:table-column-properties style:column-width="3.681cm"/>
    </style:style>
    <style:style style:name="Tabelle3.D" style:family="table-column">
      <style:table-column-properties style:column-width="0.61cm"/>
    </style:style>
    <style:style style:name="Tabelle3.E" style:family="table-column">
      <style:table-column-properties style:column-width="1.129cm"/>
    </style:style>
    <style:style style:name="Tabelle3.F" style:family="table-column">
      <style:table-column-properties style:column-width="0.928cm"/>
    </style:style>
    <style:style style:name="Tabelle3.G" style:family="table-column">
      <style:table-column-properties style:column-width="1.245cm"/>
    </style:style>
    <style:style style:name="Tabelle3.H" style:family="table-column">
      <style:table-column-properties style:column-width="1.139cm"/>
    </style:style>
    <style:style style:name="Tabelle3.K" style:family="table-column">
      <style:table-column-properties style:column-width="1.097cm"/>
    </style:style>
    <style:style style:name="Tabelle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per">
        <text:section text:style-name="Sect1" text:name="innerWrapper">
          <text:section text:style-name="Sect1" text:name="contentNavigationWrapper">
            <text:section text:style-name="Sect1" text:name="contentWrapper">
              <text:section text:style-name="Sect1" text:name="content">
                <text:h text:style-name="Heading_20_1" text:outline-level="1">Ligenspiele Herren</text:h>
                <text:h text:style-name="Heading_20_3" text:outline-level="3">2012/13</text:h>
                <text:h text:style-name="Heading_20_3" text:outline-level="3">Niederrhein-Liga</text:h>
                <text:h text:style-name="Heading_20_3" text:outline-level="3">Mannschaftstabelle</text:h>
                <table:table table:name="Tabelle2" table:style-name="Tabelle2">
                  <table:table-column table:style-name="Tabelle2.A"/>
                  <table:table-column table:style-name="Tabelle2.B"/>
                  <table:table-column table:style-name="Tabelle2.C" table:number-columns-repeated="2"/>
                  <table:table-column table:style-name="Tabelle2.E"/>
                  <table:table-column table:style-name="Tabelle2.F"/>
                  <table:table-column table:style-name="Tabelle2.G"/>
                  <table:table-column table:style-name="Tabelle2.H"/>
                  <table:table-column table:style-name="Tabelle2.I"/>
                  <table:table-column table:style-name="Tabelle2.J"/>
                  <table:table-column table:style-name="Tabelle2.K"/>
                  <table:table-header-rows>
                    <table:table-row>
                      <table:table-cell table:style-name="Tabelle2.A1" office:value-type="string">
                        <text:p text:style-name="Table_20_Heading">Pl.</text:p>
                      </table:table-cell>
                      <table:table-cell table:style-name="Tabelle2.A1" office:value-type="string">
                        <text:p text:style-name="Table_20_Heading">Mannschaft</text:p>
                      </table:table-cell>
                      <table:table-cell table:style-name="Tabelle2.A1" office:value-type="string">
                        <text:p text:style-name="Table_20_Heading">S.</text:p>
                      </table:table-cell>
                      <table:table-cell table:style-name="Tabelle2.A1" office:value-type="string">
                        <text:p text:style-name="Table_20_Heading">P.</text:p>
                      </table:table-cell>
                      <table:table-cell table:style-name="Tabelle2.A1" office:value-type="string">
                        <text:p text:style-name="Table_20_Heading">H.</text:p>
                      </table:table-cell>
                      <table:table-cell table:style-name="Tabelle2.A1" office:value-type="string">
                        <text:p text:style-name="Table_20_Heading">A.</text:p>
                      </table:table-cell>
                      <table:table-cell table:style-name="Tabelle2.A1" office:value-type="string">
                        <text:p text:style-name="Table_20_Heading">+\-</text:p>
                      </table:table-cell>
                      <table:table-cell table:style-name="Tabelle2.A1" office:value-type="string">
                        <text:p text:style-name="Table_20_Heading">EWP</text:p>
                      </table:table-cell>
                      <table:table-cell table:style-name="Tabelle2.A1" office:value-type="string">
                        <text:p text:style-name="Table_20_Heading">Holz</text:p>
                      </table:table-cell>
                      <table:table-cell table:style-name="Tabelle2.A1" office:value-type="string">
                        <text:p text:style-name="Table_20_Heading">Ø H.</text:p>
                      </table:table-cell>
                      <table:table-cell table:style-name="Tabelle2.A1" office:value-type="string">
                        <text:p text:style-name="Table_20_Heading">Ø A.</text:p>
                      </table:table-cell>
                    </table:table-row>
                  </table:table-header-rows>
                  <table:table-row>
                    <table:table-cell table:style-name="Tabelle2.A1" office:value-type="string">
                      <text:p text:style-name="Table_20_Contents">1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iederrhein-liga-0/bw-61-muelheim-1">BW 61 Mülheim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9</text:p>
                    </table:table-cell>
                    <table:table-cell table:style-name="Tabelle2.A1" office:value-type="string">
                      <text:p text:style-name="Table_20_Contents">21</text:p>
                    </table:table-cell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623</text:p>
                    </table:table-cell>
                    <table:table-cell table:style-name="Tabelle2.A1" office:value-type="string">
                      <text:p text:style-name="Table_20_Contents">68632</text:p>
                    </table:table-cell>
                    <table:table-cell table:style-name="Tabelle2.A1" office:value-type="string">
                      <text:p text:style-name="Table_20_Contents">814</text:p>
                    </table:table-cell>
                    <table:table-cell table:style-name="Tabelle2.A1" office:value-type="string">
                      <text:p text:style-name="Table_20_Contents">820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2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iederrhein-liga-0/skv-rees-1">SKV Rees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7</text:p>
                    </table:table-cell>
                    <table:table-cell table:style-name="Tabelle2.A1" office:value-type="string">
                      <text:p text:style-name="Table_20_Contents">18</text:p>
                    </table:table-cell>
                    <table:table-cell table:style-name="Tabelle2.A1" office:value-type="string">
                      <text:p text:style-name="Table_20_Contents">9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575</text:p>
                    </table:table-cell>
                    <table:table-cell table:style-name="Tabelle2.A1" office:value-type="string">
                      <text:p text:style-name="Table_20_Contents">68673</text:p>
                    </table:table-cell>
                    <table:table-cell table:style-name="Tabelle2.A1" office:value-type="string">
                      <text:p text:style-name="Table_20_Contents">838</text:p>
                    </table:table-cell>
                    <table:table-cell table:style-name="Tabelle2.A1" office:value-type="string">
                      <text:p text:style-name="Table_20_Contents">797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3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iederrhein-liga-0/ksf-bw-solingen-hilden-2">KSF BW Solingen-Hilden 2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3</text:p>
                    </table:table-cell>
                    <table:table-cell table:style-name="Tabelle2.A1" office:value-type="string">
                      <text:p text:style-name="Table_20_Contents">16</text:p>
                    </table:table-cell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2</text:p>
                    </table:table-cell>
                    <table:table-cell table:style-name="Tabelle2.A1" office:value-type="string">
                      <text:p text:style-name="Table_20_Contents">546</text:p>
                    </table:table-cell>
                    <table:table-cell table:style-name="Tabelle2.A1" office:value-type="string">
                      <text:p text:style-name="Table_20_Contents">68771</text:p>
                    </table:table-cell>
                    <table:table-cell table:style-name="Tabelle2.A1" office:value-type="string">
                      <text:p text:style-name="Table_20_Contents">861</text:p>
                    </table:table-cell>
                    <table:table-cell table:style-name="Tabelle2.A1" office:value-type="string">
                      <text:p text:style-name="Table_20_Contents">776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iederrhein-liga-0/sk-heiligenhaus-2">SK Heiligenhaus 2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1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0</text:p>
                    </table:table-cell>
                    <table:table-cell table:style-name="Tabelle2.A1" office:value-type="string">
                      <text:p text:style-name="Table_20_Contents">558</text:p>
                    </table:table-cell>
                    <table:table-cell table:style-name="Tabelle2.A1" office:value-type="string">
                      <text:p text:style-name="Table_20_Contents">67675</text:p>
                    </table:table-cell>
                    <table:table-cell table:style-name="Tabelle2.A1" office:value-type="string">
                      <text:p text:style-name="Table_20_Contents">809</text:p>
                    </table:table-cell>
                    <table:table-cell table:style-name="Tabelle2.A1" office:value-type="string">
                      <text:p text:style-name="Table_20_Contents">802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5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iederrhein-liga-0/ksc-ak-1882-wuppertal-1">KSC AK 1882 Wuppertal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1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0</text:p>
                    </table:table-cell>
                    <table:table-cell table:style-name="Tabelle2.A1" office:value-type="string">
                      <text:p text:style-name="Table_20_Contents">542</text:p>
                    </table:table-cell>
                    <table:table-cell table:style-name="Tabelle2.A1" office:value-type="string">
                      <text:p text:style-name="Table_20_Contents">66802</text:p>
                    </table:table-cell>
                    <table:table-cell table:style-name="Tabelle2.A1" office:value-type="string">
                      <text:p text:style-name="Table_20_Contents">793</text:p>
                    </table:table-cell>
                    <table:table-cell table:style-name="Tabelle2.A1" office:value-type="string">
                      <text:p text:style-name="Table_20_Contents">797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iederrhein-liga-0/sk-dinslaken-1">SK Dinslaken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18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-3</text:p>
                    </table:table-cell>
                    <table:table-cell table:style-name="Tabelle2.A1" office:value-type="string">
                      <text:p text:style-name="Table_20_Contents">526</text:p>
                    </table:table-cell>
                    <table:table-cell table:style-name="Tabelle2.A1" office:value-type="string">
                      <text:p text:style-name="Table_20_Contents">67724</text:p>
                    </table:table-cell>
                    <table:table-cell table:style-name="Tabelle2.A1" office:value-type="string">
                      <text:p text:style-name="Table_20_Contents">813</text:p>
                    </table:table-cell>
                    <table:table-cell table:style-name="Tabelle2.A1" office:value-type="string">
                      <text:p text:style-name="Table_20_Contents">799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iederrhein-liga-0/sk-duesseldorf-2">SK Düsseldorf 2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18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3</text:p>
                    </table:table-cell>
                    <table:table-cell table:style-name="Tabelle2.A1" office:value-type="string">
                      <text:p text:style-name="Table_20_Contents">-3</text:p>
                    </table:table-cell>
                    <table:table-cell table:style-name="Tabelle2.A1" office:value-type="string">
                      <text:p text:style-name="Table_20_Contents">512</text:p>
                    </table:table-cell>
                    <table:table-cell table:style-name="Tabelle2.A1" office:value-type="string">
                      <text:p text:style-name="Table_20_Contents">68121</text:p>
                    </table:table-cell>
                    <table:table-cell table:style-name="Tabelle2.A1" office:value-type="string">
                      <text:p text:style-name="Table_20_Contents">836</text:p>
                    </table:table-cell>
                    <table:table-cell table:style-name="Tabelle2.A1" office:value-type="string">
                      <text:p text:style-name="Table_20_Contents">786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2/niederrhein-liga-0/ksg-31-essen-1">KSG 31 Essen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11</text:p>
                    </table:table-cell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3</text:p>
                    </table:table-cell>
                    <table:table-cell table:style-name="Tabelle2.A1" office:value-type="string">
                      <text:p text:style-name="Table_20_Contents">-10</text:p>
                    </table:table-cell>
                    <table:table-cell table:style-name="Tabelle2.A1" office:value-type="string">
                      <text:p text:style-name="Table_20_Contents">486</text:p>
                    </table:table-cell>
                    <table:table-cell table:style-name="Tabelle2.A1" office:value-type="string">
                      <text:p text:style-name="Table_20_Contents">67246</text:p>
                    </table:table-cell>
                    <table:table-cell table:style-name="Tabelle2.A1" office:value-type="string">
                      <text:p text:style-name="Table_20_Contents">823</text:p>
                    </table:table-cell>
                    <table:table-cell table:style-name="Tabelle2.A1" office:value-type="string">
                      <text:p text:style-name="Table_20_Contents">778</text:p>
                    </table:table-cell>
                  </table:table-row>
                </table:table>
                <text:h text:style-name="Heading_20_3" text:outline-level="3">Spielertabelle</text:h>
                <table:table table:name="Tabelle3" table:style-name="Tabelle3">
                  <table:table-column table:style-name="Tabelle3.A"/>
                  <table:table-column table:style-name="Tabelle3.B"/>
                  <table:table-column table:style-name="Tabelle3.C"/>
                  <table:table-column table:style-name="Tabelle3.D"/>
                  <table:table-column table:style-name="Tabelle3.E"/>
                  <table:table-column table:style-name="Tabelle3.F"/>
                  <table:table-column table:style-name="Tabelle3.G"/>
                  <table:table-column table:style-name="Tabelle3.H" table:number-columns-repeated="3"/>
                  <table:table-column table:style-name="Tabelle3.K"/>
                  <table:table-header-rows>
                    <table:table-row>
                      <table:table-cell table:style-name="Tabelle3.A1" office:value-type="string">
                        <text:p text:style-name="Table_20_Heading">Pl.</text:p>
                      </table:table-cell>
                      <table:table-cell table:style-name="Tabelle3.A1" office:value-type="string">
                        <text:p text:style-name="Table_20_Heading">Spieler</text:p>
                      </table:table-cell>
                      <table:table-cell table:style-name="Tabelle3.A1" office:value-type="string">
                        <text:p text:style-name="Table_20_Heading">Mannschaft</text:p>
                      </table:table-cell>
                      <table:table-cell table:style-name="Tabelle3.A1" office:value-type="string">
                        <text:p text:style-name="Table_20_Heading">S.</text:p>
                      </table:table-cell>
                      <table:table-cell table:style-name="Tabelle3.A1" office:value-type="string">
                        <text:p text:style-name="Table_20_Heading">EWP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Holz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Ø H.</text:p>
                      </table:table-cell>
                      <table:table-cell table:style-name="Tabelle3.A1" office:value-type="string">
                        <text:p text:style-name="Table_20_Heading">Ø A.</text:p>
                      </table:table-cell>
                      <table:table-cell table:style-name="Tabelle3.A1" office:value-type="string">
                        <text:p text:style-name="Table_20_Heading">Max</text:p>
                      </table:table-cell>
                    </table:table-row>
                  </table:table-header-rows>
                  <table:table-row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mllc25lci8vRGFuaWVs" office:target-frame-name="_blank" xlink:show="new">Niesner, Daniel</text:a></text:p>
                    </table:table-cell>
                    <table:table-cell table:style-name="Tabelle3.A1" office:value-type="string">
                      <text:p text:style-name="Table_20_Contents">SK Dinslaken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44</text:p>
                    </table:table-cell>
                    <table:table-cell table:style-name="Tabelle3.A1" office:value-type="string">
                      <text:p text:style-name="Table_20_Contents">10.3</text:p>
                    </table:table-cell>
                    <table:table-cell table:style-name="Tabelle3.A1" office:value-type="string">
                      <text:p text:style-name="Table_20_Contents">11819</text:p>
                    </table:table-cell>
                    <table:table-cell table:style-name="Tabelle3.A1" office:value-type="string">
                      <text:p text:style-name="Table_20_Contents">844.2</text:p>
                    </table:table-cell>
                    <table:table-cell table:style-name="Tabelle3.A1" office:value-type="string">
                      <text:p text:style-name="Table_20_Contents">834.6</text:p>
                    </table:table-cell>
                    <table:table-cell table:style-name="Tabelle3.A1" office:value-type="string">
                      <text:p text:style-name="Table_20_Contents">853.9</text:p>
                    </table:table-cell>
                    <table:table-cell table:style-name="Tabelle3.A1" office:value-type="string">
                      <text:p text:style-name="Table_20_Contents">90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dmFuIEJlYmJlci8vTWFpaw%3D%3D" office:target-frame-name="_blank" xlink:show="new">van Bebber, Maik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4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11885</text:p>
                    </table:table-cell>
                    <table:table-cell table:style-name="Tabelle3.A1" office:value-type="string">
                      <text:p text:style-name="Table_20_Contents">848.9</text:p>
                    </table:table-cell>
                    <table:table-cell table:style-name="Tabelle3.A1" office:value-type="string">
                      <text:p text:style-name="Table_20_Contents">870.3</text:p>
                    </table:table-cell>
                    <table:table-cell table:style-name="Tabelle3.A1" office:value-type="string">
                      <text:p text:style-name="Table_20_Contents">827.6</text:p>
                    </table:table-cell>
                    <table:table-cell table:style-name="Tabelle3.A1" office:value-type="string">
                      <text:p text:style-name="Table_20_Contents">90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GFwcGUvL0FuZHJlYXM%3D" office:target-frame-name="_blank" xlink:show="new">Happe, Andreas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33</text:p>
                    </table:table-cell>
                    <table:table-cell table:style-name="Tabelle3.A1" office:value-type="string">
                      <text:p text:style-name="Table_20_Contents">9.5</text:p>
                    </table:table-cell>
                    <table:table-cell table:style-name="Tabelle3.A1" office:value-type="string">
                      <text:p text:style-name="Table_20_Contents">11966</text:p>
                    </table:table-cell>
                    <table:table-cell table:style-name="Tabelle3.A1" office:value-type="string">
                      <text:p text:style-name="Table_20_Contents">854.7</text:p>
                    </table:table-cell>
                    <table:table-cell table:style-name="Tabelle3.A1" office:value-type="string">
                      <text:p text:style-name="Table_20_Contents">872.4</text:p>
                    </table:table-cell>
                    <table:table-cell table:style-name="Tabelle3.A1" office:value-type="string">
                      <text:p text:style-name="Table_20_Contents">837.0</text:p>
                    </table:table-cell>
                    <table:table-cell table:style-name="Tabelle3.A1" office:value-type="string">
                      <text:p text:style-name="Table_20_Contents">89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sO2aGxlLy9QYXRyaWNr" office:target-frame-name="_blank" xlink:show="new">Röhle, Patrick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33</text:p>
                    </table:table-cell>
                    <table:table-cell table:style-name="Tabelle3.A1" office:value-type="string">
                      <text:p text:style-name="Table_20_Contents">9.5</text:p>
                    </table:table-cell>
                    <table:table-cell table:style-name="Tabelle3.A1" office:value-type="string">
                      <text:p text:style-name="Table_20_Contents">11647</text:p>
                    </table:table-cell>
                    <table:table-cell table:style-name="Tabelle3.A1" office:value-type="string">
                      <text:p text:style-name="Table_20_Contents">831.9</text:p>
                    </table:table-cell>
                    <table:table-cell table:style-name="Tabelle3.A1" office:value-type="string">
                      <text:p text:style-name="Table_20_Contents">840.1</text:p>
                    </table:table-cell>
                    <table:table-cell table:style-name="Tabelle3.A1" office:value-type="string">
                      <text:p text:style-name="Table_20_Contents">823.7</text:p>
                    </table:table-cell>
                    <table:table-cell table:style-name="Tabelle3.A1" office:value-type="string">
                      <text:p text:style-name="Table_20_Contents">87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G9obC8vSm9hY2hpbQ%3D%3D" office:target-frame-name="_blank" xlink:show="new">Pohl, Joachim</text:a></text:p>
                    </table:table-cell>
                    <table:table-cell table:style-name="Tabelle3.A1" office:value-type="string">
                      <text:p text:style-name="Table_20_Contents">BW 61 Mülheim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31</text:p>
                    </table:table-cell>
                    <table:table-cell table:style-name="Tabelle3.A1" office:value-type="string">
                      <text:p text:style-name="Table_20_Contents">9.4</text:p>
                    </table:table-cell>
                    <table:table-cell table:style-name="Tabelle3.A1" office:value-type="string">
                      <text:p text:style-name="Table_20_Contents">11798</text:p>
                    </table:table-cell>
                    <table:table-cell table:style-name="Tabelle3.A1" office:value-type="string">
                      <text:p text:style-name="Table_20_Contents">842.7</text:p>
                    </table:table-cell>
                    <table:table-cell table:style-name="Tabelle3.A1" office:value-type="string">
                      <text:p text:style-name="Table_20_Contents">826.7</text:p>
                    </table:table-cell>
                    <table:table-cell table:style-name="Tabelle3.A1" office:value-type="string">
                      <text:p text:style-name="Table_20_Contents">858.7</text:p>
                    </table:table-cell>
                    <table:table-cell table:style-name="Tabelle3.A1" office:value-type="string">
                      <text:p text:style-name="Table_20_Contents">94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3VlbmthbXAvL01pY2hhZWw%3D" office:target-frame-name="_blank" xlink:show="new">Kuenkamp, Michael</text:a></text:p>
                    </table:table-cell>
                    <table:table-cell table:style-name="Tabelle3.A1" office:value-type="string">
                      <text:p text:style-name="Table_20_Contents">BW 61 Mülheim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127</text:p>
                    </table:table-cell>
                    <table:table-cell table:style-name="Tabelle3.A1" office:value-type="string">
                      <text:p text:style-name="Table_20_Contents">9.8</text:p>
                    </table:table-cell>
                    <table:table-cell table:style-name="Tabelle3.A1" office:value-type="string">
                      <text:p text:style-name="Table_20_Contents">10986</text:p>
                    </table:table-cell>
                    <table:table-cell table:style-name="Tabelle3.A1" office:value-type="string">
                      <text:p text:style-name="Table_20_Contents">845.1</text:p>
                    </table:table-cell>
                    <table:table-cell table:style-name="Tabelle3.A1" office:value-type="string">
                      <text:p text:style-name="Table_20_Contents">846.3</text:p>
                    </table:table-cell>
                    <table:table-cell table:style-name="Tabelle3.A1" office:value-type="string">
                      <text:p text:style-name="Table_20_Contents">844.0</text:p>
                    </table:table-cell>
                    <table:table-cell table:style-name="Tabelle3.A1" office:value-type="string">
                      <text:p text:style-name="Table_20_Contents">8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3RvbHprZS8vVG9iaWFz" office:target-frame-name="_blank" xlink:show="new">Stolzke, Tobias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24</text:p>
                    </table:table-cell>
                    <table:table-cell table:style-name="Tabelle3.A1" office:value-type="string">
                      <text:p text:style-name="Table_20_Contents">8.9</text:p>
                    </table:table-cell>
                    <table:table-cell table:style-name="Tabelle3.A1" office:value-type="string">
                      <text:p text:style-name="Table_20_Contents">11504</text:p>
                    </table:table-cell>
                    <table:table-cell table:style-name="Tabelle3.A1" office:value-type="string">
                      <text:p text:style-name="Table_20_Contents">821.7</text:p>
                    </table:table-cell>
                    <table:table-cell table:style-name="Tabelle3.A1" office:value-type="string">
                      <text:p text:style-name="Table_20_Contents">831.7</text:p>
                    </table:table-cell>
                    <table:table-cell table:style-name="Tabelle3.A1" office:value-type="string">
                      <text:p text:style-name="Table_20_Contents">811.7</text:p>
                    </table:table-cell>
                    <table:table-cell table:style-name="Tabelle3.A1" office:value-type="string">
                      <text:p text:style-name="Table_20_Contents">8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G9yaXNzZW4vL01hcmNv" office:target-frame-name="_blank" xlink:show="new">Dorissen, Marco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115</text:p>
                    </table:table-cell>
                    <table:table-cell table:style-name="Tabelle3.A1" office:value-type="string">
                      <text:p text:style-name="Table_20_Contents">8.8</text:p>
                    </table:table-cell>
                    <table:table-cell table:style-name="Tabelle3.A1" office:value-type="string">
                      <text:p text:style-name="Table_20_Contents">10908</text:p>
                    </table:table-cell>
                    <table:table-cell table:style-name="Tabelle3.A1" office:value-type="string">
                      <text:p text:style-name="Table_20_Contents">839.1</text:p>
                    </table:table-cell>
                    <table:table-cell table:style-name="Tabelle3.A1" office:value-type="string">
                      <text:p text:style-name="Table_20_Contents">861.8</text:p>
                    </table:table-cell>
                    <table:table-cell table:style-name="Tabelle3.A1" office:value-type="string">
                      <text:p text:style-name="Table_20_Contents">819.6</text:p>
                    </table:table-cell>
                    <table:table-cell table:style-name="Tabelle3.A1" office:value-type="string">
                      <text:p text:style-name="Table_20_Contents">88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2xhc2VuLy9UaG9tYXM%3D" office:target-frame-name="_blank" xlink:show="new">Klasen, Thomas</text:a></text:p>
                    </table:table-cell>
                    <table:table-cell table:style-name="Tabelle3.A1" office:value-type="string">
                      <text:p text:style-name="Table_20_Contents">BW 61 Mülheim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113</text:p>
                    </table:table-cell>
                    <table:table-cell table:style-name="Tabelle3.A1" office:value-type="string">
                      <text:p text:style-name="Table_20_Contents">8.7</text:p>
                    </table:table-cell>
                    <table:table-cell table:style-name="Tabelle3.A1" office:value-type="string">
                      <text:p text:style-name="Table_20_Contents">10847</text:p>
                    </table:table-cell>
                    <table:table-cell table:style-name="Tabelle3.A1" office:value-type="string">
                      <text:p text:style-name="Table_20_Contents">834.4</text:p>
                    </table:table-cell>
                    <table:table-cell table:style-name="Tabelle3.A1" office:value-type="string">
                      <text:p text:style-name="Table_20_Contents">818.1</text:p>
                    </table:table-cell>
                    <table:table-cell table:style-name="Tabelle3.A1" office:value-type="string">
                      <text:p text:style-name="Table_20_Contents">853.3</text:p>
                    </table:table-cell>
                    <table:table-cell table:style-name="Tabelle3.A1" office:value-type="string">
                      <text:p text:style-name="Table_20_Contents">90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WVpc3Rlci8vUmFsZg%3D%3D" office:target-frame-name="_blank" xlink:show="new">Meister, Ralf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01</text:p>
                    </table:table-cell>
                    <table:table-cell table:style-name="Tabelle3.A1" office:value-type="string">
                      <text:p text:style-name="Table_20_Contents">7.2</text:p>
                    </table:table-cell>
                    <table:table-cell table:style-name="Tabelle3.A1" office:value-type="string">
                      <text:p text:style-name="Table_20_Contents">11560</text:p>
                    </table:table-cell>
                    <table:table-cell table:style-name="Tabelle3.A1" office:value-type="string">
                      <text:p text:style-name="Table_20_Contents">825.7</text:p>
                    </table:table-cell>
                    <table:table-cell table:style-name="Tabelle3.A1" office:value-type="string">
                      <text:p text:style-name="Table_20_Contents">858.7</text:p>
                    </table:table-cell>
                    <table:table-cell table:style-name="Tabelle3.A1" office:value-type="string">
                      <text:p text:style-name="Table_20_Contents">792.7</text:p>
                    </table:table-cell>
                    <table:table-cell table:style-name="Tabelle3.A1" office:value-type="string">
                      <text:p text:style-name="Table_20_Contents">88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2FtbWxlci8vQ2hyaXN0aWFu" office:target-frame-name="_blank" xlink:show="new">Kammler, Christian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00</text:p>
                    </table:table-cell>
                    <table:table-cell table:style-name="Tabelle3.A1" office:value-type="string">
                      <text:p text:style-name="Table_20_Contents">8.3</text:p>
                    </table:table-cell>
                    <table:table-cell table:style-name="Tabelle3.A1" office:value-type="string">
                      <text:p text:style-name="Table_20_Contents">9941</text:p>
                    </table:table-cell>
                    <table:table-cell table:style-name="Tabelle3.A1" office:value-type="string">
                      <text:p text:style-name="Table_20_Contents">828.4</text:p>
                    </table:table-cell>
                    <table:table-cell table:style-name="Tabelle3.A1" office:value-type="string">
                      <text:p text:style-name="Table_20_Contents">837.8</text:p>
                    </table:table-cell>
                    <table:table-cell table:style-name="Tabelle3.A1" office:value-type="string">
                      <text:p text:style-name="Table_20_Contents">819.0</text:p>
                    </table:table-cell>
                    <table:table-cell table:style-name="Tabelle3.A1" office:value-type="string">
                      <text:p text:style-name="Table_20_Contents">90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GFuYS8vQW5kcmVhcw%3D%3D" office:target-frame-name="_blank" xlink:show="new">Hana, Andreas</text:a></text:p>
                    </table:table-cell>
                    <table:table-cell table:style-name="Tabelle3.A1" office:value-type="string">
                      <text:p text:style-name="Table_20_Contents">SK Dinslaken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100</text:p>
                    </table:table-cell>
                    <table:table-cell table:style-name="Tabelle3.A1" office:value-type="string">
                      <text:p text:style-name="Table_20_Contents">7.7</text:p>
                    </table:table-cell>
                    <table:table-cell table:style-name="Tabelle3.A1" office:value-type="string">
                      <text:p text:style-name="Table_20_Contents">10674</text:p>
                    </table:table-cell>
                    <table:table-cell table:style-name="Tabelle3.A1" office:value-type="string">
                      <text:p text:style-name="Table_20_Contents">821.1</text:p>
                    </table:table-cell>
                    <table:table-cell table:style-name="Tabelle3.A1" office:value-type="string">
                      <text:p text:style-name="Table_20_Contents">841.5</text:p>
                    </table:table-cell>
                    <table:table-cell table:style-name="Tabelle3.A1" office:value-type="string">
                      <text:p text:style-name="Table_20_Contents">803.6</text:p>
                    </table:table-cell>
                    <table:table-cell table:style-name="Tabelle3.A1" office:value-type="string">
                      <text:p text:style-name="Table_20_Contents">8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3JvaG1hbm4vL0pvYWNoaW0%3D" office:target-frame-name="_blank" xlink:show="new">Grohmann, Joachim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96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10054</text:p>
                    </table:table-cell>
                    <table:table-cell table:style-name="Tabelle3.A1" office:value-type="string">
                      <text:p text:style-name="Table_20_Contents">837.8</text:p>
                    </table:table-cell>
                    <table:table-cell table:style-name="Tabelle3.A1" office:value-type="string">
                      <text:p text:style-name="Table_20_Contents">868.3</text:p>
                    </table:table-cell>
                    <table:table-cell table:style-name="Tabelle3.A1" office:value-type="string">
                      <text:p text:style-name="Table_20_Contents">807.3</text:p>
                    </table:table-cell>
                    <table:table-cell table:style-name="Tabelle3.A1" office:value-type="string">
                      <text:p text:style-name="Table_20_Contents">89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WFya2V0dC8vR8O8bnRlcg%3D%3D" office:target-frame-name="_blank" xlink:show="new">Markett, Günter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95</text:p>
                    </table:table-cell>
                    <table:table-cell table:style-name="Tabelle3.A1" office:value-type="string">
                      <text:p text:style-name="Table_20_Contents">6.8</text:p>
                    </table:table-cell>
                    <table:table-cell table:style-name="Tabelle3.A1" office:value-type="string">
                      <text:p text:style-name="Table_20_Contents">11450</text:p>
                    </table:table-cell>
                    <table:table-cell table:style-name="Tabelle3.A1" office:value-type="string">
                      <text:p text:style-name="Table_20_Contents">817.9</text:p>
                    </table:table-cell>
                    <table:table-cell table:style-name="Tabelle3.A1" office:value-type="string">
                      <text:p text:style-name="Table_20_Contents">835.1</text:p>
                    </table:table-cell>
                    <table:table-cell table:style-name="Tabelle3.A1" office:value-type="string">
                      <text:p text:style-name="Table_20_Contents">800.6</text:p>
                    </table:table-cell>
                    <table:table-cell table:style-name="Tabelle3.A1" office:value-type="string">
                      <text:p text:style-name="Table_20_Contents">8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G9sbGVyLy9Sb2Jpbg%3D%3D" office:target-frame-name="_blank" xlink:show="new">Holler, Robin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90</text:p>
                    </table:table-cell>
                    <table:table-cell table:style-name="Tabelle3.A1" office:value-type="string">
                      <text:p text:style-name="Table_20_Contents">8.2</text:p>
                    </table:table-cell>
                    <table:table-cell table:style-name="Tabelle3.A1" office:value-type="string">
                      <text:p text:style-name="Table_20_Contents">9027</text:p>
                    </table:table-cell>
                    <table:table-cell table:style-name="Tabelle3.A1" office:value-type="string">
                      <text:p text:style-name="Table_20_Contents">820.6</text:p>
                    </table:table-cell>
                    <table:table-cell table:style-name="Tabelle3.A1" office:value-type="string">
                      <text:p text:style-name="Table_20_Contents">828.8</text:p>
                    </table:table-cell>
                    <table:table-cell table:style-name="Tabelle3.A1" office:value-type="string">
                      <text:p text:style-name="Table_20_Contents">810.8</text:p>
                    </table:table-cell>
                    <table:table-cell table:style-name="Tabelle3.A1" office:value-type="string">
                      <text:p text:style-name="Table_20_Contents">87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G9sbGVyLy9LZXZpbg%3D%3D" office:target-frame-name="_blank" xlink:show="new">Holler, Kevin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88</text:p>
                    </table:table-cell>
                    <table:table-cell table:style-name="Tabelle3.A1" office:value-type="string">
                      <text:p text:style-name="Table_20_Contents">6.3</text:p>
                    </table:table-cell>
                    <table:table-cell table:style-name="Tabelle3.A1" office:value-type="string">
                      <text:p text:style-name="Table_20_Contents">11137</text:p>
                    </table:table-cell>
                    <table:table-cell table:style-name="Tabelle3.A1" office:value-type="string">
                      <text:p text:style-name="Table_20_Contents">795.5</text:p>
                    </table:table-cell>
                    <table:table-cell table:style-name="Tabelle3.A1" office:value-type="string">
                      <text:p text:style-name="Table_20_Contents">815.6</text:p>
                    </table:table-cell>
                    <table:table-cell table:style-name="Tabelle3.A1" office:value-type="string">
                      <text:p text:style-name="Table_20_Contents">775.4</text:p>
                    </table:table-cell>
                    <table:table-cell table:style-name="Tabelle3.A1" office:value-type="string">
                      <text:p text:style-name="Table_20_Contents">84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3ByaW5nZXIvL1BhdHJpY2s%3D" office:target-frame-name="_blank" xlink:show="new">Springer, Patrick</text:a></text:p>
                    </table:table-cell>
                    <table:table-cell table:style-name="Tabelle3.A1" office:value-type="string">
                      <text:p text:style-name="Table_20_Contents">BW 61 Mülheim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87</text:p>
                    </table:table-cell>
                    <table:table-cell table:style-name="Tabelle3.A1" office:value-type="string">
                      <text:p text:style-name="Table_20_Contents">7.9</text:p>
                    </table:table-cell>
                    <table:table-cell table:style-name="Tabelle3.A1" office:value-type="string">
                      <text:p text:style-name="Table_20_Contents">8921</text:p>
                    </table:table-cell>
                    <table:table-cell table:style-name="Tabelle3.A1" office:value-type="string">
                      <text:p text:style-name="Table_20_Contents">811.0</text:p>
                    </table:table-cell>
                    <table:table-cell table:style-name="Tabelle3.A1" office:value-type="string">
                      <text:p text:style-name="Table_20_Contents">814.7</text:p>
                    </table:table-cell>
                    <table:table-cell table:style-name="Tabelle3.A1" office:value-type="string">
                      <text:p text:style-name="Table_20_Contents">804.5</text:p>
                    </table:table-cell>
                    <table:table-cell table:style-name="Tabelle3.A1" office:value-type="string">
                      <text:p text:style-name="Table_20_Contents">85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3JhbnovL0hhbnMtV2VybmVy" office:target-frame-name="_blank" xlink:show="new">Kranz, Hans-Werner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85</text:p>
                    </table:table-cell>
                    <table:table-cell table:style-name="Tabelle3.A1" office:value-type="string">
                      <text:p text:style-name="Table_20_Contents">8.5</text:p>
                    </table:table-cell>
                    <table:table-cell table:style-name="Tabelle3.A1" office:value-type="string">
                      <text:p text:style-name="Table_20_Contents">8370</text:p>
                    </table:table-cell>
                    <table:table-cell table:style-name="Tabelle3.A1" office:value-type="string">
                      <text:p text:style-name="Table_20_Contents">837.0</text:p>
                    </table:table-cell>
                    <table:table-cell table:style-name="Tabelle3.A1" office:value-type="string">
                      <text:p text:style-name="Table_20_Contents">858.4</text:p>
                    </table:table-cell>
                    <table:table-cell table:style-name="Tabelle3.A1" office:value-type="string">
                      <text:p text:style-name="Table_20_Contents">815.6</text:p>
                    </table:table-cell>
                    <table:table-cell table:style-name="Tabelle3.A1" office:value-type="string">
                      <text:p text:style-name="Table_20_Contents">89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MO8dHovL1JvbGY%3D" office:target-frame-name="_blank" xlink:show="new">Pütz, Rolf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82</text:p>
                    </table:table-cell>
                    <table:table-cell table:style-name="Tabelle3.A1" office:value-type="string">
                      <text:p text:style-name="Table_20_Contents">5.9</text:p>
                    </table:table-cell>
                    <table:table-cell table:style-name="Tabelle3.A1" office:value-type="string">
                      <text:p text:style-name="Table_20_Contents">11118</text:p>
                    </table:table-cell>
                    <table:table-cell table:style-name="Tabelle3.A1" office:value-type="string">
                      <text:p text:style-name="Table_20_Contents">794.1</text:p>
                    </table:table-cell>
                    <table:table-cell table:style-name="Tabelle3.A1" office:value-type="string">
                      <text:p text:style-name="Table_20_Contents">803.7</text:p>
                    </table:table-cell>
                    <table:table-cell table:style-name="Tabelle3.A1" office:value-type="string">
                      <text:p text:style-name="Table_20_Contents">784.6</text:p>
                    </table:table-cell>
                    <table:table-cell table:style-name="Tabelle3.A1" office:value-type="string">
                      <text:p text:style-name="Table_20_Contents">83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2NobGFncmVnZW4tRm9udGV5bi8vRGlyaw%3D%3D" office:target-frame-name="_blank" xlink:show="new">Schlagregen-Fonteyn, </text:a><text:soft-page-break/><text:a xlink:type="simple" xlink:href="http://w-k-v.de/ligenspiele/spieler/niederrhein/herren/2012/niederrhein-liga-0/U2NobGFncmVnZW4tRm9udGV5bi8vRGlyaw%3D%3D" office:target-frame-name="_blank" xlink:show="new">Dirk</text:a></text:p>
                    </table:table-cell>
                    <table:table-cell table:style-name="Tabelle3.A1" office:value-type="string">
                      <text:p text:style-name="Table_20_Contents">SK Dinslaken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81</text:p>
                    </table:table-cell>
                    <table:table-cell table:style-name="Tabelle3.A1" office:value-type="string">
                      <text:p text:style-name="Table_20_Contents">6.2</text:p>
                    </table:table-cell>
                    <table:table-cell table:style-name="Tabelle3.A1" office:value-type="string">
                      <text:p text:style-name="Table_20_Contents">10529</text:p>
                    </table:table-cell>
                    <table:table-cell table:style-name="Tabelle3.A1" office:value-type="string">
                      <text:p text:style-name="Table_20_Contents">809.9</text:p>
                    </table:table-cell>
                    <table:table-cell table:style-name="Tabelle3.A1" office:value-type="string">
                      <text:p text:style-name="Table_20_Contents">824.0</text:p>
                    </table:table-cell>
                    <table:table-cell table:style-name="Tabelle3.A1" office:value-type="string">
                      <text:p text:style-name="Table_20_Contents">797.9</text:p>
                    </table:table-cell>
                    <table:table-cell table:style-name="Tabelle3.A1" office:value-type="string">
                      <text:p text:style-name="Table_20_Contents">87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mFydGhvbG9tYWUvL01hcmNv" office:target-frame-name="_blank" xlink:show="new">Bartholomae, Marco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79</text:p>
                    </table:table-cell>
                    <table:table-cell table:style-name="Tabelle3.A1" office:value-type="string">
                      <text:p text:style-name="Table_20_Contents">6.6</text:p>
                    </table:table-cell>
                    <table:table-cell table:style-name="Tabelle3.A1" office:value-type="string">
                      <text:p text:style-name="Table_20_Contents">9998</text:p>
                    </table:table-cell>
                    <table:table-cell table:style-name="Tabelle3.A1" office:value-type="string">
                      <text:p text:style-name="Table_20_Contents">833.2</text:p>
                    </table:table-cell>
                    <table:table-cell table:style-name="Tabelle3.A1" office:value-type="string">
                      <text:p text:style-name="Table_20_Contents">870.8</text:p>
                    </table:table-cell>
                    <table:table-cell table:style-name="Tabelle3.A1" office:value-type="string">
                      <text:p text:style-name="Table_20_Contents">795.5</text:p>
                    </table:table-cell>
                    <table:table-cell table:style-name="Tabelle3.A1" office:value-type="string">
                      <text:p text:style-name="Table_20_Contents">93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2NocsO2dGVyLy9TdGVmYW4%3D" office:target-frame-name="_blank" xlink:show="new">Schröter, Stefan</text:a></text:p>
                    </table:table-cell>
                    <table:table-cell table:style-name="Tabelle3.A1" office:value-type="string">
                      <text:p text:style-name="Table_20_Contents">BW 61 Mülheim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79</text:p>
                    </table:table-cell>
                    <table:table-cell table:style-name="Tabelle3.A1" office:value-type="string">
                      <text:p text:style-name="Table_20_Contents">5.6</text:p>
                    </table:table-cell>
                    <table:table-cell table:style-name="Tabelle3.A1" office:value-type="string">
                      <text:p text:style-name="Table_20_Contents">11218</text:p>
                    </table:table-cell>
                    <table:table-cell table:style-name="Tabelle3.A1" office:value-type="string">
                      <text:p text:style-name="Table_20_Contents">801.3</text:p>
                    </table:table-cell>
                    <table:table-cell table:style-name="Tabelle3.A1" office:value-type="string">
                      <text:p text:style-name="Table_20_Contents">806.3</text:p>
                    </table:table-cell>
                    <table:table-cell table:style-name="Tabelle3.A1" office:value-type="string">
                      <text:p text:style-name="Table_20_Contents">796.3</text:p>
                    </table:table-cell>
                    <table:table-cell table:style-name="Tabelle3.A1" office:value-type="string">
                      <text:p text:style-name="Table_20_Contents">84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G9ybmlnLy9Kw7ZyZw%3D%3D" office:target-frame-name="_blank" xlink:show="new">Hornig, Jörg</text:a></text:p>
                    </table:table-cell>
                    <table:table-cell table:style-name="Tabelle3.A1" office:value-type="string">
                      <text:p text:style-name="Table_20_Contents">SK Dinslaken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79</text:p>
                    </table:table-cell>
                    <table:table-cell table:style-name="Tabelle3.A1" office:value-type="string">
                      <text:p text:style-name="Table_20_Contents">5.6</text:p>
                    </table:table-cell>
                    <table:table-cell table:style-name="Tabelle3.A1" office:value-type="string">
                      <text:p text:style-name="Table_20_Contents">11269</text:p>
                    </table:table-cell>
                    <table:table-cell table:style-name="Tabelle3.A1" office:value-type="string">
                      <text:p text:style-name="Table_20_Contents">804.9</text:p>
                    </table:table-cell>
                    <table:table-cell table:style-name="Tabelle3.A1" office:value-type="string">
                      <text:p text:style-name="Table_20_Contents">815.6</text:p>
                    </table:table-cell>
                    <table:table-cell table:style-name="Tabelle3.A1" office:value-type="string">
                      <text:p text:style-name="Table_20_Contents">794.3</text:p>
                    </table:table-cell>
                    <table:table-cell table:style-name="Tabelle3.A1" office:value-type="string">
                      <text:p text:style-name="Table_20_Contents">87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GFydG1hbm4vL0tsZW1lbnM%3D" office:target-frame-name="_blank" xlink:show="new">Hartmann, Klemens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76</text:p>
                    </table:table-cell>
                    <table:table-cell table:style-name="Tabelle3.A1" office:value-type="string">
                      <text:p text:style-name="Table_20_Contents">6.3</text:p>
                    </table:table-cell>
                    <table:table-cell table:style-name="Tabelle3.A1" office:value-type="string">
                      <text:p text:style-name="Table_20_Contents">9709</text:p>
                    </table:table-cell>
                    <table:table-cell table:style-name="Tabelle3.A1" office:value-type="string">
                      <text:p text:style-name="Table_20_Contents">809.1</text:p>
                    </table:table-cell>
                    <table:table-cell table:style-name="Tabelle3.A1" office:value-type="string">
                      <text:p text:style-name="Table_20_Contents">849.7</text:p>
                    </table:table-cell>
                    <table:table-cell table:style-name="Tabelle3.A1" office:value-type="string">
                      <text:p text:style-name="Table_20_Contents">768.5</text:p>
                    </table:table-cell>
                    <table:table-cell table:style-name="Tabelle3.A1" office:value-type="string">
                      <text:p text:style-name="Table_20_Contents">86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2VobWljaGVuLy9Xb2xmZ2FuZw%3D%3D" office:target-frame-name="_blank" xlink:show="new">Oehmichen, Wolfgang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75</text:p>
                    </table:table-cell>
                    <table:table-cell table:style-name="Tabelle3.A1" office:value-type="string">
                      <text:p text:style-name="Table_20_Contents">5.8</text:p>
                    </table:table-cell>
                    <table:table-cell table:style-name="Tabelle3.A1" office:value-type="string">
                      <text:p text:style-name="Table_20_Contents">10259</text:p>
                    </table:table-cell>
                    <table:table-cell table:style-name="Tabelle3.A1" office:value-type="string">
                      <text:p text:style-name="Table_20_Contents">789.2</text:p>
                    </table:table-cell>
                    <table:table-cell table:style-name="Tabelle3.A1" office:value-type="string">
                      <text:p text:style-name="Table_20_Contents">779.9</text:p>
                    </table:table-cell>
                    <table:table-cell table:style-name="Tabelle3.A1" office:value-type="string">
                      <text:p text:style-name="Table_20_Contents">800.0</text:p>
                    </table:table-cell>
                    <table:table-cell table:style-name="Tabelle3.A1" office:value-type="string">
                      <text:p text:style-name="Table_20_Contents">83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VMO2bm5pc3Nlbi8vTWFuZnJlZA%3D%3D" office:target-frame-name="_blank" xlink:show="new">Tönnissen, Manfred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71</text:p>
                    </table:table-cell>
                    <table:table-cell table:style-name="Tabelle3.A1" office:value-type="string">
                      <text:p text:style-name="Table_20_Contents">5.5</text:p>
                    </table:table-cell>
                    <table:table-cell table:style-name="Tabelle3.A1" office:value-type="string">
                      <text:p text:style-name="Table_20_Contents">10436</text:p>
                    </table:table-cell>
                    <table:table-cell table:style-name="Tabelle3.A1" office:value-type="string">
                      <text:p text:style-name="Table_20_Contents">802.8</text:p>
                    </table:table-cell>
                    <table:table-cell table:style-name="Tabelle3.A1" office:value-type="string">
                      <text:p text:style-name="Table_20_Contents">823.8</text:p>
                    </table:table-cell>
                    <table:table-cell table:style-name="Tabelle3.A1" office:value-type="string">
                      <text:p text:style-name="Table_20_Contents">784.7</text:p>
                    </table:table-cell>
                    <table:table-cell table:style-name="Tabelle3.A1" office:value-type="string">
                      <text:p text:style-name="Table_20_Contents">86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3JlbWVyLy9DaHJpc3RvcGg%3D" office:target-frame-name="_blank" xlink:show="new">Kremer, Christoph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71</text:p>
                    </table:table-cell>
                    <table:table-cell table:style-name="Tabelle3.A1" office:value-type="string">
                      <text:p text:style-name="Table_20_Contents">5.1</text:p>
                    </table:table-cell>
                    <table:table-cell table:style-name="Tabelle3.A1" office:value-type="string">
                      <text:p text:style-name="Table_20_Contents">11207</text:p>
                    </table:table-cell>
                    <table:table-cell table:style-name="Tabelle3.A1" office:value-type="string">
                      <text:p text:style-name="Table_20_Contents">800.5</text:p>
                    </table:table-cell>
                    <table:table-cell table:style-name="Tabelle3.A1" office:value-type="string">
                      <text:p text:style-name="Table_20_Contents">812.7</text:p>
                    </table:table-cell>
                    <table:table-cell table:style-name="Tabelle3.A1" office:value-type="string">
                      <text:p text:style-name="Table_20_Contents">788.3</text:p>
                    </table:table-cell>
                    <table:table-cell table:style-name="Tabelle3.A1" office:value-type="string">
                      <text:p text:style-name="Table_20_Contents">84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HJhbnRlLy9DaGlzdGlhbg%3D%3D" office:target-frame-name="_blank" xlink:show="new">Prante, Chistian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7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6015</text:p>
                    </table:table-cell>
                    <table:table-cell table:style-name="Tabelle3.A1" office:value-type="string">
                      <text:p text:style-name="Table_20_Contents">859.3</text:p>
                    </table:table-cell>
                    <table:table-cell table:style-name="Tabelle3.A1" office:value-type="string">
                      <text:p text:style-name="Table_20_Contents">887.3</text:p>
                    </table:table-cell>
                    <table:table-cell table:style-name="Tabelle3.A1" office:value-type="string">
                      <text:p text:style-name="Table_20_Contents">822.0</text:p>
                    </table:table-cell>
                    <table:table-cell table:style-name="Tabelle3.A1" office:value-type="string">
                      <text:p text:style-name="Table_20_Contents">91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3RlaW5iZWNrLy9Vd2U%3D" office:target-frame-name="_blank" xlink:show="new">Steinbeck, Uwe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69</text:p>
                    </table:table-cell>
                    <table:table-cell table:style-name="Tabelle3.A1" office:value-type="string">
                      <text:p text:style-name="Table_20_Contents">7.7</text:p>
                    </table:table-cell>
                    <table:table-cell table:style-name="Tabelle3.A1" office:value-type="string">
                      <text:p text:style-name="Table_20_Contents">7588</text:p>
                    </table:table-cell>
                    <table:table-cell table:style-name="Tabelle3.A1" office:value-type="string">
                      <text:p text:style-name="Table_20_Contents">843.1</text:p>
                    </table:table-cell>
                    <table:table-cell table:style-name="Tabelle3.A1" office:value-type="string">
                      <text:p text:style-name="Table_20_Contents">883.2</text:p>
                    </table:table-cell>
                    <table:table-cell table:style-name="Tabelle3.A1" office:value-type="string">
                      <text:p text:style-name="Table_20_Contents">793.0</text:p>
                    </table:table-cell>
                    <table:table-cell table:style-name="Tabelle3.A1" office:value-type="string">
                      <text:p text:style-name="Table_20_Contents">93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2VlbGVuLy9DaHJpc3RpYW4%3D" office:target-frame-name="_blank" xlink:show="new">Seelen, Christian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69</text:p>
                    </table:table-cell>
                    <table:table-cell table:style-name="Tabelle3.A1" office:value-type="string">
                      <text:p text:style-name="Table_20_Contents">4.9</text:p>
                    </table:table-cell>
                    <table:table-cell table:style-name="Tabelle3.A1" office:value-type="string">
                      <text:p text:style-name="Table_20_Contents">11224</text:p>
                    </table:table-cell>
                    <table:table-cell table:style-name="Tabelle3.A1" office:value-type="string">
                      <text:p text:style-name="Table_20_Contents">801.7</text:p>
                    </table:table-cell>
                    <table:table-cell table:style-name="Tabelle3.A1" office:value-type="string">
                      <text:p text:style-name="Table_20_Contents">820.4</text:p>
                    </table:table-cell>
                    <table:table-cell table:style-name="Tabelle3.A1" office:value-type="string">
                      <text:p text:style-name="Table_20_Contents">783.0</text:p>
                    </table:table-cell>
                    <table:table-cell table:style-name="Tabelle3.A1" office:value-type="string">
                      <text:p text:style-name="Table_20_Contents">83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dmFuIEJhYWwvL1JhbGY%3D" office:target-frame-name="_blank" xlink:show="new">van Baal, Ralf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64</text:p>
                    </table:table-cell>
                    <table:table-cell table:style-name="Tabelle3.A1" office:value-type="string">
                      <text:p text:style-name="Table_20_Contents">5.3</text:p>
                    </table:table-cell>
                    <table:table-cell table:style-name="Tabelle3.A1" office:value-type="string">
                      <text:p text:style-name="Table_20_Contents">9824</text:p>
                    </table:table-cell>
                    <table:table-cell table:style-name="Tabelle3.A1" office:value-type="string">
                      <text:p text:style-name="Table_20_Contents">818.7</text:p>
                    </table:table-cell>
                    <table:table-cell table:style-name="Tabelle3.A1" office:value-type="string">
                      <text:p text:style-name="Table_20_Contents">843.4</text:p>
                    </table:table-cell>
                    <table:table-cell table:style-name="Tabelle3.A1" office:value-type="string">
                      <text:p text:style-name="Table_20_Contents">784.0</text:p>
                    </table:table-cell>
                    <table:table-cell table:style-name="Tabelle3.A1" office:value-type="string">
                      <text:p text:style-name="Table_20_Contents">88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3RlaW5tYW5uLy9NaWNoYWVs" office:target-frame-name="_blank" xlink:show="new">Steinmann, Michael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63</text:p>
                    </table:table-cell>
                    <table:table-cell table:style-name="Tabelle3.A1" office:value-type="string">
                      <text:p text:style-name="Table_20_Contents">6.3</text:p>
                    </table:table-cell>
                    <table:table-cell table:style-name="Tabelle3.A1" office:value-type="string">
                      <text:p text:style-name="Table_20_Contents">8220</text:p>
                    </table:table-cell>
                    <table:table-cell table:style-name="Tabelle3.A1" office:value-type="string">
                      <text:p text:style-name="Table_20_Contents">822.0</text:p>
                    </table:table-cell>
                    <table:table-cell table:style-name="Tabelle3.A1" office:value-type="string">
                      <text:p text:style-name="Table_20_Contents">840.2</text:p>
                    </table:table-cell>
                    <table:table-cell table:style-name="Tabelle3.A1" office:value-type="string">
                      <text:p text:style-name="Table_20_Contents">794.8</text:p>
                    </table:table-cell>
                    <table:table-cell table:style-name="Tabelle3.A1" office:value-type="string">
                      <text:p text:style-name="Table_20_Contents">86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GFobWVuLy9PbGl2ZXI%3D" office:target-frame-name="_blank" xlink:show="new">Dahmen, Oliver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6.2</text:p>
                    </table:table-cell>
                    <table:table-cell table:style-name="Tabelle3.A1" office:value-type="string">
                      <text:p text:style-name="Table_20_Contents">8169</text:p>
                    </table:table-cell>
                    <table:table-cell table:style-name="Tabelle3.A1" office:value-type="string">
                      <text:p text:style-name="Table_20_Contents">816.9</text:p>
                    </table:table-cell>
                    <table:table-cell table:style-name="Tabelle3.A1" office:value-type="string">
                      <text:p text:style-name="Table_20_Contents">831.3</text:p>
                    </table:table-cell>
                    <table:table-cell table:style-name="Tabelle3.A1" office:value-type="string">
                      <text:p text:style-name="Table_20_Contents">795.3</text:p>
                    </table:table-cell>
                    <table:table-cell table:style-name="Tabelle3.A1" office:value-type="string">
                      <text:p text:style-name="Table_20_Contents">88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sO2aGxlLy9VbHJpY2g%3D" office:target-frame-name="_blank" xlink:show="new">Röhle, Ulrich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6.2</text:p>
                    </table:table-cell>
                    <table:table-cell table:style-name="Tabelle3.A1" office:value-type="string">
                      <text:p text:style-name="Table_20_Contents">7857</text:p>
                    </table:table-cell>
                    <table:table-cell table:style-name="Tabelle3.A1" office:value-type="string">
                      <text:p text:style-name="Table_20_Contents">785.7</text:p>
                    </table:table-cell>
                    <table:table-cell table:style-name="Tabelle3.A1" office:value-type="string">
                      <text:p text:style-name="Table_20_Contents">786.4</text:p>
                    </table:table-cell>
                    <table:table-cell table:style-name="Tabelle3.A1" office:value-type="string">
                      <text:p text:style-name="Table_20_Contents">785.0</text:p>
                    </table:table-cell>
                    <table:table-cell table:style-name="Tabelle3.A1" office:value-type="string">
                      <text:p text:style-name="Table_20_Contents">85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3LDvGdlci8vQW5kcmVhcw%3D%3D" office:target-frame-name="_blank" xlink:show="new">Krüger, Andreas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11.2</text:p>
                    </table:table-cell>
                    <table:table-cell table:style-name="Tabelle3.A1" office:value-type="string">
                      <text:p text:style-name="Table_20_Contents">4437</text:p>
                    </table:table-cell>
                    <table:table-cell table:style-name="Tabelle3.A1" office:value-type="string">
                      <text:p text:style-name="Table_20_Contents">887.4</text:p>
                    </table:table-cell>
                    <table:table-cell table:style-name="Tabelle3.A1" office:value-type="string">
                      <text:p text:style-name="Table_20_Contents">899.3</text:p>
                    </table:table-cell>
                    <table:table-cell table:style-name="Tabelle3.A1" office:value-type="string">
                      <text:p text:style-name="Table_20_Contents">840.0</text:p>
                    </table:table-cell>
                    <table:table-cell table:style-name="Tabelle3.A1" office:value-type="string">
                      <text:p text:style-name="Table_20_Contents">92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V2VpbnJlaWNoLy9BbmRyZWFz" office:target-frame-name="_blank" xlink:show="new">Weinreich, Andreas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5.1</text:p>
                    </table:table-cell>
                    <table:table-cell table:style-name="Tabelle3.A1" office:value-type="string">
                      <text:p text:style-name="Table_20_Contents">8979</text:p>
                    </table:table-cell>
                    <table:table-cell table:style-name="Tabelle3.A1" office:value-type="string">
                      <text:p text:style-name="Table_20_Contents">816.3</text:p>
                    </table:table-cell>
                    <table:table-cell table:style-name="Tabelle3.A1" office:value-type="string">
                      <text:p text:style-name="Table_20_Contents">835.5</text:p>
                    </table:table-cell>
                    <table:table-cell table:style-name="Tabelle3.A1" office:value-type="string">
                      <text:p text:style-name="Table_20_Contents">793.2</text:p>
                    </table:table-cell>
                    <table:table-cell table:style-name="Tabelle3.A1" office:value-type="string">
                      <text:p text:style-name="Table_20_Contents">86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dmFuIFBlZXJlbi8vSW5nbw%3D%3D" office:target-frame-name="_blank" xlink:show="new">van Peeren, Ingo</text:a></text:p>
                    </table:table-cell>
                    <table:table-cell table:style-name="Tabelle3.A1" office:value-type="string">
                      <text:p text:style-name="Table_20_Contents">SK Dinslaken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10888</text:p>
                    </table:table-cell>
                    <table:table-cell table:style-name="Tabelle3.A1" office:value-type="string">
                      <text:p text:style-name="Table_20_Contents">777.7</text:p>
                    </table:table-cell>
                    <table:table-cell table:style-name="Tabelle3.A1" office:value-type="string">
                      <text:p text:style-name="Table_20_Contents">782.9</text:p>
                    </table:table-cell>
                    <table:table-cell table:style-name="Tabelle3.A1" office:value-type="string">
                      <text:p text:style-name="Table_20_Contents">772.6</text:p>
                    </table:table-cell>
                    <table:table-cell table:style-name="Tabelle3.A1" office:value-type="string">
                      <text:p text:style-name="Table_20_Contents">84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mVydGxpbmcvL1Rob21hcw%3D%3D" office:target-frame-name="_blank" xlink:show="new">Bertling, Thomas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55</text:p>
                    </table:table-cell>
                    <table:table-cell table:style-name="Tabelle3.A1" office:value-type="string">
                      <text:p text:style-name="Table_20_Contents">4.2</text:p>
                    </table:table-cell>
                    <table:table-cell table:style-name="Tabelle3.A1" office:value-type="string">
                      <text:p text:style-name="Table_20_Contents">10126</text:p>
                    </table:table-cell>
                    <table:table-cell table:style-name="Tabelle3.A1" office:value-type="string">
                      <text:p text:style-name="Table_20_Contents">778.9</text:p>
                    </table:table-cell>
                    <table:table-cell table:style-name="Tabelle3.A1" office:value-type="string">
                      <text:p text:style-name="Table_20_Contents">824.0</text:p>
                    </table:table-cell>
                    <table:table-cell table:style-name="Tabelle3.A1" office:value-type="string">
                      <text:p text:style-name="Table_20_Contents">740.3</text:p>
                    </table:table-cell>
                    <table:table-cell table:style-name="Tabelle3.A1" office:value-type="string">
                      <text:p text:style-name="Table_20_Contents">85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V2VyYm9uYXQvL1Bhc2NhbCBEZWFu" office:target-frame-name="_blank" xlink:show="new">Werbonat, Pascal Dean</text:a></text:p>
                    </table:table-cell>
                    <table:table-cell table:style-name="Tabelle3.A1" office:value-type="string">
                      <text:p text:style-name="Table_20_Contents">SK Dinslaken 1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54</text:p>
                    </table:table-cell>
                    <table:table-cell table:style-name="Tabelle3.A1" office:value-type="string">
                      <text:p text:style-name="Table_20_Contents">3.9</text:p>
                    </table:table-cell>
                    <table:table-cell table:style-name="Tabelle3.A1" office:value-type="string">
                      <text:p text:style-name="Table_20_Contents">10940</text:p>
                    </table:table-cell>
                    <table:table-cell table:style-name="Tabelle3.A1" office:value-type="string">
                      <text:p text:style-name="Table_20_Contents">781.4</text:p>
                    </table:table-cell>
                    <table:table-cell table:style-name="Tabelle3.A1" office:value-type="string">
                      <text:p text:style-name="Table_20_Contents">789.9</text:p>
                    </table:table-cell>
                    <table:table-cell table:style-name="Tabelle3.A1" office:value-type="string">
                      <text:p text:style-name="Table_20_Contents">773.0</text:p>
                    </table:table-cell>
                    <table:table-cell table:style-name="Tabelle3.A1" office:value-type="string">
                      <text:p text:style-name="Table_20_Contents">83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m9ya293c2tpLy9Jbmdv" office:target-frame-name="_blank" xlink:show="new">Borkowski, Ingo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10.4</text:p>
                    </table:table-cell>
                    <table:table-cell table:style-name="Tabelle3.A1" office:value-type="string">
                      <text:p text:style-name="Table_20_Contents">4362</text:p>
                    </table:table-cell>
                    <table:table-cell table:style-name="Tabelle3.A1" office:value-type="string">
                      <text:p text:style-name="Table_20_Contents">872.4</text:p>
                    </table:table-cell>
                    <table:table-cell table:style-name="Tabelle3.A1" office:value-type="string">
                      <text:p text:style-name="Table_20_Contents">920.5</text:p>
                    </table:table-cell>
                    <table:table-cell table:style-name="Tabelle3.A1" office:value-type="string">
                      <text:p text:style-name="Table_20_Contents">840.3</text:p>
                    </table:table-cell>
                    <table:table-cell table:style-name="Tabelle3.A1" office:value-type="string">
                      <text:p text:style-name="Table_20_Contents">94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29tbWVyLy9Sb2xhbmQ%3D" office:target-frame-name="_blank" xlink:show="new">Sommer, Roland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6.5</text:p>
                    </table:table-cell>
                    <table:table-cell table:style-name="Tabelle3.A1" office:value-type="string">
                      <text:p text:style-name="Table_20_Contents">6508</text:p>
                    </table:table-cell>
                    <table:table-cell table:style-name="Tabelle3.A1" office:value-type="string">
                      <text:p text:style-name="Table_20_Contents">813.5</text:p>
                    </table:table-cell>
                    <table:table-cell table:style-name="Tabelle3.A1" office:value-type="string">
                      <text:p text:style-name="Table_20_Contents">806.3</text:p>
                    </table:table-cell>
                    <table:table-cell table:style-name="Tabelle3.A1" office:value-type="string">
                      <text:p text:style-name="Table_20_Contents">820.8</text:p>
                    </table:table-cell>
                    <table:table-cell table:style-name="Tabelle3.A1" office:value-type="string">
                      <text:p text:style-name="Table_20_Contents">85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2FtcHMvL01hbmZyZWQ%3D" office:target-frame-name="_blank" xlink:show="new">Kamps, Manfred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51</text:p>
                    </table:table-cell>
                    <table:table-cell table:style-name="Tabelle3.A1" office:value-type="string">
                      <text:p text:style-name="Table_20_Contents">4.3</text:p>
                    </table:table-cell>
                    <table:table-cell table:style-name="Tabelle3.A1" office:value-type="string">
                      <text:p text:style-name="Table_20_Contents">9485</text:p>
                    </table:table-cell>
                    <table:table-cell table:style-name="Tabelle3.A1" office:value-type="string">
                      <text:p text:style-name="Table_20_Contents">790.4</text:p>
                    </table:table-cell>
                    <table:table-cell table:style-name="Tabelle3.A1" office:value-type="string">
                      <text:p text:style-name="Table_20_Contents">812.3</text:p>
                    </table:table-cell>
                    <table:table-cell table:style-name="Tabelle3.A1" office:value-type="string">
                      <text:p text:style-name="Table_20_Contents">768.5</text:p>
                    </table:table-cell>
                    <table:table-cell table:style-name="Tabelle3.A1" office:value-type="string">
                      <text:p text:style-name="Table_20_Contents">82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m9sei8vVGhvcnN0ZW4%3D" office:target-frame-name="_blank" xlink:show="new">Bolz, Thorsten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50</text:p>
                    </table:table-cell>
                    <table:table-cell table:style-name="Tabelle3.A1" office:value-type="string">
                      <text:p text:style-name="Table_20_Contents">6.3</text:p>
                    </table:table-cell>
                    <table:table-cell table:style-name="Tabelle3.A1" office:value-type="string">
                      <text:p text:style-name="Table_20_Contents">6341</text:p>
                    </table:table-cell>
                    <table:table-cell table:style-name="Tabelle3.A1" office:value-type="string">
                      <text:p text:style-name="Table_20_Contents">792.6</text:p>
                    </table:table-cell>
                    <table:table-cell table:style-name="Tabelle3.A1" office:value-type="string">
                      <text:p text:style-name="Table_20_Contents">788.5</text:p>
                    </table:table-cell>
                    <table:table-cell table:style-name="Tabelle3.A1" office:value-type="string">
                      <text:p text:style-name="Table_20_Contents">796.8</text:p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WmlzbWFubi8vUmFsZg%3D%3D" office:target-frame-name="_blank" xlink:show="new">Zismann, Ralf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45</text:p>
                    </table:table-cell>
                    <table:table-cell table:style-name="Tabelle3.A1" office:value-type="string">
                      <text:p text:style-name="Table_20_Contents">3.8</text:p>
                    </table:table-cell>
                    <table:table-cell table:style-name="Tabelle3.A1" office:value-type="string">
                      <text:p text:style-name="Table_20_Contents">9311</text:p>
                    </table:table-cell>
                    <table:table-cell table:style-name="Tabelle3.A1" office:value-type="string">
                      <text:p text:style-name="Table_20_Contents">775.9</text:p>
                    </table:table-cell>
                    <table:table-cell table:style-name="Tabelle3.A1" office:value-type="string">
                      <text:p text:style-name="Table_20_Contents">781.4</text:p>
                    </table:table-cell>
                    <table:table-cell table:style-name="Tabelle3.A1" office:value-type="string">
                      <text:p text:style-name="Table_20_Contents">768.2</text:p>
                    </table:table-cell>
                    <table:table-cell table:style-name="Tabelle3.A1" office:value-type="string">
                      <text:p text:style-name="Table_20_Contents">82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mllcy8vQmVybmQ%3D" office:target-frame-name="_blank" xlink:show="new">Ries, Bernd</text:a></text:p>
                    </table:table-cell>
                    <table:table-cell table:style-name="Tabelle3.A1" office:value-type="string">
                      <text:p text:style-name="Table_20_Contents">BW 61 Mülheim 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7.3</text:p>
                    </table:table-cell>
                    <table:table-cell table:style-name="Tabelle3.A1" office:value-type="string">
                      <text:p text:style-name="Table_20_Contents">5007</text:p>
                    </table:table-cell>
                    <table:table-cell table:style-name="Tabelle3.A1" office:value-type="string">
                      <text:p text:style-name="Table_20_Contents">834.5</text:p>
                    </table:table-cell>
                    <table:table-cell table:style-name="Tabelle3.A1" office:value-type="string">
                      <text:p text:style-name="Table_20_Contents">815.0</text:p>
                    </table:table-cell>
                    <table:table-cell table:style-name="Tabelle3.A1" office:value-type="string">
                      <text:p text:style-name="Table_20_Contents">838.4</text:p>
                    </table:table-cell>
                    <table:table-cell table:style-name="Tabelle3.A1" office:value-type="string">
                      <text:p text:style-name="Table_20_Contents">8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G9jay8vTWFuZnJlZA%3D%3D" office:target-frame-name="_blank" xlink:show="new">Pock, Manfred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41</text:p>
                    </table:table-cell>
                    <table:table-cell table:style-name="Tabelle3.A1" office:value-type="string">
                      <text:p text:style-name="Table_20_Contents">6.8</text:p>
                    </table:table-cell>
                    <table:table-cell table:style-name="Tabelle3.A1" office:value-type="string">
                      <text:p text:style-name="Table_20_Contents">4882</text:p>
                    </table:table-cell>
                    <table:table-cell table:style-name="Tabelle3.A1" office:value-type="string">
                      <text:p text:style-name="Table_20_Contents">813.7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13.7</text:p>
                    </table:table-cell>
                    <table:table-cell table:style-name="Tabelle3.A1" office:value-type="string">
                      <text:p text:style-name="Table_20_Contents">85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3RyYWNrLy9IYW5zLVBldGVy" office:target-frame-name="_blank" xlink:show="new">Strack, Hans-Peter</text:a></text:p>
                    </table:table-cell>
                    <table:table-cell table:style-name="Tabelle3.A1" office:value-type="string">
                      <text:p text:style-name="Table_20_Contents">BW 61 Mülheim 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41</text:p>
                    </table:table-cell>
                    <table:table-cell table:style-name="Tabelle3.A1" office:value-type="string">
                      <text:p text:style-name="Table_20_Contents">3.4</text:p>
                    </table:table-cell>
                    <table:table-cell table:style-name="Tabelle3.A1" office:value-type="string">
                      <text:p text:style-name="Table_20_Contents">9187</text:p>
                    </table:table-cell>
                    <table:table-cell table:style-name="Tabelle3.A1" office:value-type="string">
                      <text:p text:style-name="Table_20_Contents">765.6</text:p>
                    </table:table-cell>
                    <table:table-cell table:style-name="Tabelle3.A1" office:value-type="string">
                      <text:p text:style-name="Table_20_Contents">775.6</text:p>
                    </table:table-cell>
                    <table:table-cell table:style-name="Tabelle3.A1" office:value-type="string">
                      <text:p text:style-name="Table_20_Contents">751.6</text:p>
                    </table:table-cell>
                    <table:table-cell table:style-name="Tabelle3.A1" office:value-type="string">
                      <text:p text:style-name="Table_20_Contents">80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29tb8OfLy9Mb3RoYXI%3D" office:target-frame-name="_blank" xlink:show="new">Komoß, Lothar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4168</text:p>
                    </table:table-cell>
                    <table:table-cell table:style-name="Tabelle3.A1" office:value-type="string">
                      <text:p text:style-name="Table_20_Contents">833.6</text:p>
                    </table:table-cell>
                    <table:table-cell table:style-name="Tabelle3.A1" office:value-type="string">
                      <text:p text:style-name="Table_20_Contents">839.3</text:p>
                    </table:table-cell>
                    <table:table-cell table:style-name="Tabelle3.A1" office:value-type="string">
                      <text:p text:style-name="Table_20_Contents">825.0</text:p>
                    </table:table-cell>
                    <table:table-cell table:style-name="Tabelle3.A1" office:value-type="string">
                      <text:p text:style-name="Table_20_Contents">88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2VkaWdhLy9NYW5mcmVk" office:target-frame-name="_blank" xlink:show="new">Gediga, Manfred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39</text:p>
                    </table:table-cell>
                    <table:table-cell table:style-name="Tabelle3.A1" office:value-type="string">
                      <text:p text:style-name="Table_20_Contents">7.8</text:p>
                    </table:table-cell>
                    <table:table-cell table:style-name="Tabelle3.A1" office:value-type="string">
                      <text:p text:style-name="Table_20_Contents">4172</text:p>
                    </table:table-cell>
                    <table:table-cell table:style-name="Tabelle3.A1" office:value-type="string">
                      <text:p text:style-name="Table_20_Contents">834.4</text:p>
                    </table:table-cell>
                    <table:table-cell table:style-name="Tabelle3.A1" office:value-type="string">
                      <text:p text:style-name="Table_20_Contents">866.3</text:p>
                    </table:table-cell>
                    <table:table-cell table:style-name="Tabelle3.A1" office:value-type="string">
                      <text:p text:style-name="Table_20_Contents">786.5</text:p>
                    </table:table-cell>
                    <table:table-cell table:style-name="Tabelle3.A1" office:value-type="string">
                      <text:p text:style-name="Table_20_Contents">89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m93YWsvL0FsZXhhbmRlcg%3D%3D" office:target-frame-name="_blank" xlink:show="new">Nowak, Alexander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34</text:p>
                    </table:table-cell>
                    <table:table-cell table:style-name="Tabelle3.A1" office:value-type="string">
                      <text:p text:style-name="Table_20_Contents">4.3</text:p>
                    </table:table-cell>
                    <table:table-cell table:style-name="Tabelle3.A1" office:value-type="string">
                      <text:p text:style-name="Table_20_Contents">6306</text:p>
                    </table:table-cell>
                    <table:table-cell table:style-name="Tabelle3.A1" office:value-type="string">
                      <text:p text:style-name="Table_20_Contents">788.3</text:p>
                    </table:table-cell>
                    <table:table-cell table:style-name="Tabelle3.A1" office:value-type="string">
                      <text:p text:style-name="Table_20_Contents">796.0</text:p>
                    </table:table-cell>
                    <table:table-cell table:style-name="Tabelle3.A1" office:value-type="string">
                      <text:p text:style-name="Table_20_Contents">783.6</text:p>
                    </table:table-cell>
                    <table:table-cell table:style-name="Tabelle3.A1" office:value-type="string">
                      <text:p text:style-name="Table_20_Contents">86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2NocmVpYmVyLy9Wb2xrZXI%3D" office:target-frame-name="_blank" xlink:show="new">Schreiber, Volker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32</text:p>
                    </table:table-cell>
                    <table:table-cell table:style-name="Tabelle3.A1" office:value-type="string">
                      <text:p text:style-name="Table_20_Contents">3.2</text:p>
                    </table:table-cell>
                    <table:table-cell table:style-name="Tabelle3.A1" office:value-type="string">
                      <text:p text:style-name="Table_20_Contents">7579</text:p>
                    </table:table-cell>
                    <table:table-cell table:style-name="Tabelle3.A1" office:value-type="string">
                      <text:p text:style-name="Table_20_Contents">757.9</text:p>
                    </table:table-cell>
                    <table:table-cell table:style-name="Tabelle3.A1" office:value-type="string">
                      <text:p text:style-name="Table_20_Contents">755.0</text:p>
                    </table:table-cell>
                    <table:table-cell table:style-name="Tabelle3.A1" office:value-type="string">
                      <text:p text:style-name="Table_20_Contents">760.8</text:p>
                    </table:table-cell>
                    <table:table-cell table:style-name="Tabelle3.A1" office:value-type="string">
                      <text:p text:style-name="Table_20_Contents">79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2NodWx0ZXMvL0VyaWs%3D" office:target-frame-name="_blank" xlink:show="new">Schultes, Erik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29</text:p>
                    </table:table-cell>
                    <table:table-cell table:style-name="Tabelle3.A1" office:value-type="string">
                      <text:p text:style-name="Table_20_Contents">4.8</text:p>
                    </table:table-cell>
                    <table:table-cell table:style-name="Tabelle3.A1" office:value-type="string">
                      <text:p text:style-name="Table_20_Contents">4814</text:p>
                    </table:table-cell>
                    <table:table-cell table:style-name="Tabelle3.A1" office:value-type="string">
                      <text:p text:style-name="Table_20_Contents">802.3</text:p>
                    </table:table-cell>
                    <table:table-cell table:style-name="Tabelle3.A1" office:value-type="string">
                      <text:p text:style-name="Table_20_Contents">821.3</text:p>
                    </table:table-cell>
                    <table:table-cell table:style-name="Tabelle3.A1" office:value-type="string">
                      <text:p text:style-name="Table_20_Contents">783.3</text:p>
                    </table:table-cell>
                    <table:table-cell table:style-name="Tabelle3.A1" office:value-type="string">
                      <text:p text:style-name="Table_20_Contents">842</text:p>
                    </table:table-cell>
                  </table:table-row>
                  <text:soft-page-break/>
                  <table:table-row>
                    <table:table-cell table:style-name="Tabelle3.A1" office:value-type="string">
                      <text:p text:style-name="Table_20_Contents">5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GFjaC8vVGhvbWFz" office:target-frame-name="_blank" xlink:show="new">Lach, Thomas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28</text:p>
                    </table:table-cell>
                    <table:table-cell table:style-name="Tabelle3.A1" office:value-type="string">
                      <text:p text:style-name="Table_20_Contents">4.7</text:p>
                    </table:table-cell>
                    <table:table-cell table:style-name="Tabelle3.A1" office:value-type="string">
                      <text:p text:style-name="Table_20_Contents">4647</text:p>
                    </table:table-cell>
                    <table:table-cell table:style-name="Tabelle3.A1" office:value-type="string">
                      <text:p text:style-name="Table_20_Contents">774.5</text:p>
                    </table:table-cell>
                    <table:table-cell table:style-name="Tabelle3.A1" office:value-type="string">
                      <text:p text:style-name="Table_20_Contents">758.7</text:p>
                    </table:table-cell>
                    <table:table-cell table:style-name="Tabelle3.A1" office:value-type="string">
                      <text:p text:style-name="Table_20_Contents">790.3</text:p>
                    </table:table-cell>
                    <table:table-cell table:style-name="Tabelle3.A1" office:value-type="string">
                      <text:p text:style-name="Table_20_Contents">81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3JvaG1hbm4vL0RhbmllbA%3D%3D" office:target-frame-name="_blank" xlink:show="new">Grohmann, Daniel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9.0</text:p>
                    </table:table-cell>
                    <table:table-cell table:style-name="Tabelle3.A1" office:value-type="string">
                      <text:p text:style-name="Table_20_Contents">2560</text:p>
                    </table:table-cell>
                    <table:table-cell table:style-name="Tabelle3.A1" office:value-type="string">
                      <text:p text:style-name="Table_20_Contents">853.3</text:p>
                    </table:table-cell>
                    <table:table-cell table:style-name="Tabelle3.A1" office:value-type="string">
                      <text:p text:style-name="Table_20_Contents">911.0</text:p>
                    </table:table-cell>
                    <table:table-cell table:style-name="Tabelle3.A1" office:value-type="string">
                      <text:p text:style-name="Table_20_Contents">738.0</text:p>
                    </table:table-cell>
                    <table:table-cell table:style-name="Tabelle3.A1" office:value-type="string">
                      <text:p text:style-name="Table_20_Contents">93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m9uaWdrZWl0Ly9Xb2xmZ2FuZw%3D%3D" office:target-frame-name="_blank" xlink:show="new">Jonigkeit, Wolfgang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2.1</text:p>
                    </table:table-cell>
                    <table:table-cell table:style-name="Tabelle3.A1" office:value-type="string">
                      <text:p text:style-name="Table_20_Contents">9797</text:p>
                    </table:table-cell>
                    <table:table-cell table:style-name="Tabelle3.A1" office:value-type="string">
                      <text:p text:style-name="Table_20_Contents">753.6</text:p>
                    </table:table-cell>
                    <table:table-cell table:style-name="Tabelle3.A1" office:value-type="string">
                      <text:p text:style-name="Table_20_Contents">771.8</text:p>
                    </table:table-cell>
                    <table:table-cell table:style-name="Tabelle3.A1" office:value-type="string">
                      <text:p text:style-name="Table_20_Contents">738.0</text:p>
                    </table:table-cell>
                    <table:table-cell table:style-name="Tabelle3.A1" office:value-type="string">
                      <text:p text:style-name="Table_20_Contents">80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GFhZ21hbm4vL1N2ZW4%3D" office:target-frame-name="_blank" xlink:show="new">Haagmann, Sven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26</text:p>
                    </table:table-cell>
                    <table:table-cell table:style-name="Tabelle3.A1" office:value-type="string">
                      <text:p text:style-name="Table_20_Contents">5.2</text:p>
                    </table:table-cell>
                    <table:table-cell table:style-name="Tabelle3.A1" office:value-type="string">
                      <text:p text:style-name="Table_20_Contents">3946</text:p>
                    </table:table-cell>
                    <table:table-cell table:style-name="Tabelle3.A1" office:value-type="string">
                      <text:p text:style-name="Table_20_Contents">789.2</text:p>
                    </table:table-cell>
                    <table:table-cell table:style-name="Tabelle3.A1" office:value-type="string">
                      <text:p text:style-name="Table_20_Contents">770.7</text:p>
                    </table:table-cell>
                    <table:table-cell table:style-name="Tabelle3.A1" office:value-type="string">
                      <text:p text:style-name="Table_20_Contents">817.0</text:p>
                    </table:table-cell>
                    <table:table-cell table:style-name="Tabelle3.A1" office:value-type="string">
                      <text:p text:style-name="Table_20_Contents">84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GVyZXovL0pvc2U%3D" office:target-frame-name="_blank" xlink:show="new">Perez, Jose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4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1760</text:p>
                    </table:table-cell>
                    <table:table-cell table:style-name="Tabelle3.A1" office:value-type="string">
                      <text:p text:style-name="Table_20_Contents">880.0</text:p>
                    </table:table-cell>
                    <table:table-cell table:style-name="Tabelle3.A1" office:value-type="string">
                      <text:p text:style-name="Table_20_Contents">842.0</text:p>
                    </table:table-cell>
                    <table:table-cell table:style-name="Tabelle3.A1" office:value-type="string">
                      <text:p text:style-name="Table_20_Contents">918.0</text:p>
                    </table:table-cell>
                    <table:table-cell table:style-name="Tabelle3.A1" office:value-type="string">
                      <text:p text:style-name="Table_20_Contents">91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nJvc3ovL1Rob21hcw%3D%3D" office:target-frame-name="_blank" xlink:show="new">Brosz, Thomas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24</text:p>
                    </table:table-cell>
                    <table:table-cell table:style-name="Tabelle3.A1" office:value-type="string">
                      <text:p text:style-name="Table_20_Contents">2.7</text:p>
                    </table:table-cell>
                    <table:table-cell table:style-name="Tabelle3.A1" office:value-type="string">
                      <text:p text:style-name="Table_20_Contents">6809</text:p>
                    </table:table-cell>
                    <table:table-cell table:style-name="Tabelle3.A1" office:value-type="string">
                      <text:p text:style-name="Table_20_Contents">756.6</text:p>
                    </table:table-cell>
                    <table:table-cell table:style-name="Tabelle3.A1" office:value-type="string">
                      <text:p text:style-name="Table_20_Contents">777.8</text:p>
                    </table:table-cell>
                    <table:table-cell table:style-name="Tabelle3.A1" office:value-type="string">
                      <text:p text:style-name="Table_20_Contents">730.0</text:p>
                    </table:table-cell>
                    <table:table-cell table:style-name="Tabelle3.A1" office:value-type="string">
                      <text:p text:style-name="Table_20_Contents">79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GFiZXRoLy9UaG9tYXM%3D" office:target-frame-name="_blank" xlink:show="new">Habeth, Thomas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9.0</text:p>
                    </table:table-cell>
                    <table:table-cell table:style-name="Tabelle3.A1" office:value-type="string">
                      <text:p text:style-name="Table_20_Contents">1683</text:p>
                    </table:table-cell>
                    <table:table-cell table:style-name="Tabelle3.A1" office:value-type="string">
                      <text:p text:style-name="Table_20_Contents">841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41.5</text:p>
                    </table:table-cell>
                    <table:table-cell table:style-name="Tabelle3.A1" office:value-type="string">
                      <text:p text:style-name="Table_20_Contents">87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3J1c2VjLy9NYXJpbw%3D%3D" office:target-frame-name="_blank" xlink:show="new">Krusec, Mario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2404</text:p>
                    </table:table-cell>
                    <table:table-cell table:style-name="Tabelle3.A1" office:value-type="string">
                      <text:p text:style-name="Table_20_Contents">801.3</text:p>
                    </table:table-cell>
                    <table:table-cell table:style-name="Tabelle3.A1" office:value-type="string">
                      <text:p text:style-name="Table_20_Contents">820.5</text:p>
                    </table:table-cell>
                    <table:table-cell table:style-name="Tabelle3.A1" office:value-type="string">
                      <text:p text:style-name="Table_20_Contents">763.0</text:p>
                    </table:table-cell>
                    <table:table-cell table:style-name="Tabelle3.A1" office:value-type="string">
                      <text:p text:style-name="Table_20_Contents">83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3V2YWxvLy9Sb2JlcnQ%3D" office:target-frame-name="_blank" xlink:show="new">Cuvalo, Robert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1657</text:p>
                    </table:table-cell>
                    <table:table-cell table:style-name="Tabelle3.A1" office:value-type="string">
                      <text:p text:style-name="Table_20_Contents">828.5</text:p>
                    </table:table-cell>
                    <table:table-cell table:style-name="Tabelle3.A1" office:value-type="string">
                      <text:p text:style-name="Table_20_Contents">879.0</text:p>
                    </table:table-cell>
                    <table:table-cell table:style-name="Tabelle3.A1" office:value-type="string">
                      <text:p text:style-name="Table_20_Contents">778.0</text:p>
                    </table:table-cell>
                    <table:table-cell table:style-name="Tabelle3.A1" office:value-type="string">
                      <text:p text:style-name="Table_20_Contents">87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3JvbmF1ZXIvL0FjaGlt" office:target-frame-name="_blank" xlink:show="new">Gronauer, Achim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4.7</text:p>
                    </table:table-cell>
                    <table:table-cell table:style-name="Tabelle3.A1" office:value-type="string">
                      <text:p text:style-name="Table_20_Contents">2322</text:p>
                    </table:table-cell>
                    <table:table-cell table:style-name="Tabelle3.A1" office:value-type="string">
                      <text:p text:style-name="Table_20_Contents">774.0</text:p>
                    </table:table-cell>
                    <table:table-cell table:style-name="Tabelle3.A1" office:value-type="string">
                      <text:p text:style-name="Table_20_Contents">782.0</text:p>
                    </table:table-cell>
                    <table:table-cell table:style-name="Tabelle3.A1" office:value-type="string">
                      <text:p text:style-name="Table_20_Contents">770.0</text:p>
                    </table:table-cell>
                    <table:table-cell table:style-name="Tabelle3.A1" office:value-type="string">
                      <text:p text:style-name="Table_20_Contents">78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2xicmljaHQvL1ZhbGVudGlu" office:target-frame-name="_blank" xlink:show="new">Olbricht, Valentin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841</text:p>
                    </table:table-cell>
                    <table:table-cell table:style-name="Tabelle3.A1" office:value-type="string">
                      <text:p text:style-name="Table_20_Contents">84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41.0</text:p>
                    </table:table-cell>
                    <table:table-cell table:style-name="Tabelle3.A1" office:value-type="string">
                      <text:p text:style-name="Table_20_Contents">84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3JvdGUvL01hcmNlbA%3D%3D" office:target-frame-name="_blank" xlink:show="new">Grote, Marcel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12.0</text:p>
                    </table:table-cell>
                    <table:table-cell table:style-name="Tabelle3.A1" office:value-type="string">
                      <text:p text:style-name="Table_20_Contents">862</text:p>
                    </table:table-cell>
                    <table:table-cell table:style-name="Tabelle3.A1" office:value-type="string">
                      <text:p text:style-name="Table_20_Contents">862.0</text:p>
                    </table:table-cell>
                    <table:table-cell table:style-name="Tabelle3.A1" office:value-type="string">
                      <text:p text:style-name="Table_20_Contents">862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6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cO8bGxlci8vTWF0aGlhcw%3D%3D" office:target-frame-name="_blank" xlink:show="new">Müller, Mathias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2301</text:p>
                    </table:table-cell>
                    <table:table-cell table:style-name="Tabelle3.A1" office:value-type="string">
                      <text:p text:style-name="Table_20_Contents">767.0</text:p>
                    </table:table-cell>
                    <table:table-cell table:style-name="Tabelle3.A1" office:value-type="string">
                      <text:p text:style-name="Table_20_Contents">853.0</text:p>
                    </table:table-cell>
                    <table:table-cell table:style-name="Tabelle3.A1" office:value-type="string">
                      <text:p text:style-name="Table_20_Contents">724.0</text:p>
                    </table:table-cell>
                    <table:table-cell table:style-name="Tabelle3.A1" office:value-type="string">
                      <text:p text:style-name="Table_20_Contents">85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dmFuIEJlbGxlbi8vRnJhbms%3D" office:target-frame-name="_blank" xlink:show="new">van Bellen, Frank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.5</text:p>
                    </table:table-cell>
                    <table:table-cell table:style-name="Tabelle3.A1" office:value-type="string">
                      <text:p text:style-name="Table_20_Contents">1571</text:p>
                    </table:table-cell>
                    <table:table-cell table:style-name="Tabelle3.A1" office:value-type="string">
                      <text:p text:style-name="Table_20_Contents">785.5</text:p>
                    </table:table-cell>
                    <table:table-cell table:style-name="Tabelle3.A1" office:value-type="string">
                      <text:p text:style-name="Table_20_Contents">759.0</text:p>
                    </table:table-cell>
                    <table:table-cell table:style-name="Tabelle3.A1" office:value-type="string">
                      <text:p text:style-name="Table_20_Contents">812.0</text:p>
                    </table:table-cell>
                    <table:table-cell table:style-name="Tabelle3.A1" office:value-type="string">
                      <text:p text:style-name="Table_20_Contents">81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293aW5za2kvL05pa2xhcw%3D%3D" office:target-frame-name="_blank" xlink:show="new">Sowinski, Niklas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869</text:p>
                    </table:table-cell>
                    <table:table-cell table:style-name="Tabelle3.A1" office:value-type="string">
                      <text:p text:style-name="Table_20_Contents">869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69.0</text:p>
                    </table:table-cell>
                    <table:table-cell table:style-name="Tabelle3.A1" office:value-type="string">
                      <text:p text:style-name="Table_20_Contents">86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8O8aG5lbi8vQmrDtnJu" office:target-frame-name="_blank" xlink:show="new">Kühnen, Björn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0.0</text:p>
                    </table:table-cell>
                    <table:table-cell table:style-name="Tabelle3.A1" office:value-type="string">
                      <text:p text:style-name="Table_20_Contents">833</text:p>
                    </table:table-cell>
                    <table:table-cell table:style-name="Tabelle3.A1" office:value-type="string">
                      <text:p text:style-name="Table_20_Contents">833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33.0</text:p>
                    </table:table-cell>
                    <table:table-cell table:style-name="Tabelle3.A1" office:value-type="string">
                      <text:p text:style-name="Table_20_Contents">83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mVuZGVyLy9NaWNoYWVs" office:target-frame-name="_blank" xlink:show="new">Bender, Michael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1606</text:p>
                    </table:table-cell>
                    <table:table-cell table:style-name="Tabelle3.A1" office:value-type="string">
                      <text:p text:style-name="Table_20_Contents">803.0</text:p>
                    </table:table-cell>
                    <table:table-cell table:style-name="Tabelle3.A1" office:value-type="string">
                      <text:p text:style-name="Table_20_Contents">756.0</text:p>
                    </table:table-cell>
                    <table:table-cell table:style-name="Tabelle3.A1" office:value-type="string">
                      <text:p text:style-name="Table_20_Contents">850.0</text:p>
                    </table:table-cell>
                    <table:table-cell table:style-name="Tabelle3.A1" office:value-type="string">
                      <text:p text:style-name="Table_20_Contents">85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2NoaWZmbmVyLy9NYXJ2aW4%3D" office:target-frame-name="_blank" xlink:show="new">Schiffner, Marvin</text:a></text:p>
                    </table:table-cell>
                    <table:table-cell table:style-name="Tabelle3.A1" office:value-type="string">
                      <text:p text:style-name="Table_20_Contents">SK Dinslaken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817</text:p>
                    </table:table-cell>
                    <table:table-cell table:style-name="Tabelle3.A1" office:value-type="string">
                      <text:p text:style-name="Table_20_Contents">817.0</text:p>
                    </table:table-cell>
                    <table:table-cell table:style-name="Tabelle3.A1" office:value-type="string">
                      <text:p text:style-name="Table_20_Contents">81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1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2FsYi8vTWljaGFlbA%3D%3D" office:target-frame-name="_blank" xlink:show="new">Kalb, Michael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7.0</text:p>
                    </table:table-cell>
                    <table:table-cell table:style-name="Tabelle3.A1" office:value-type="string">
                      <text:p text:style-name="Table_20_Contents">829</text:p>
                    </table:table-cell>
                    <table:table-cell table:style-name="Tabelle3.A1" office:value-type="string">
                      <text:p text:style-name="Table_20_Contents">829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29.0</text:p>
                    </table:table-cell>
                    <table:table-cell table:style-name="Tabelle3.A1" office:value-type="string">
                      <text:p text:style-name="Table_20_Contents">82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WF0ZXJub3dza2kvL0Rhcml1c3o%3D" office:target-frame-name="_blank" xlink:show="new">Maternowski, Dariusz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7.0</text:p>
                    </table:table-cell>
                    <table:table-cell table:style-name="Tabelle3.A1" office:value-type="string">
                      <text:p text:style-name="Table_20_Contents">826</text:p>
                    </table:table-cell>
                    <table:table-cell table:style-name="Tabelle3.A1" office:value-type="string">
                      <text:p text:style-name="Table_20_Contents">826.0</text:p>
                    </table:table-cell>
                    <table:table-cell table:style-name="Tabelle3.A1" office:value-type="string">
                      <text:p text:style-name="Table_20_Contents">826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82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WVyaXN0ZS8vU2ViYXN0aWFu" office:target-frame-name="_blank" xlink:show="new">Meriste, Sebastian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7.0</text:p>
                    </table:table-cell>
                    <table:table-cell table:style-name="Tabelle3.A1" office:value-type="string">
                      <text:p text:style-name="Table_20_Contents">798</text:p>
                    </table:table-cell>
                    <table:table-cell table:style-name="Tabelle3.A1" office:value-type="string">
                      <text:p text:style-name="Table_20_Contents">798.0</text:p>
                    </table:table-cell>
                    <table:table-cell table:style-name="Tabelle3.A1" office:value-type="string">
                      <text:p text:style-name="Table_20_Contents">798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9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m9ja2hvbHQvL0Nocmlz" office:target-frame-name="_blank" xlink:show="new">Bockholt, Chris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791</text:p>
                    </table:table-cell>
                    <table:table-cell table:style-name="Tabelle3.A1" office:value-type="string">
                      <text:p text:style-name="Table_20_Contents">791.0</text:p>
                    </table:table-cell>
                    <table:table-cell table:style-name="Tabelle3.A1" office:value-type="string">
                      <text:p text:style-name="Table_20_Contents">79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9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XJpYW5zLy9Mb3RoYXI%3D" office:target-frame-name="_blank" xlink:show="new">Arians, Lothar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2.5</text:p>
                    </table:table-cell>
                    <table:table-cell table:style-name="Tabelle3.A1" office:value-type="string">
                      <text:p text:style-name="Table_20_Contents">1493</text:p>
                    </table:table-cell>
                    <table:table-cell table:style-name="Tabelle3.A1" office:value-type="string">
                      <text:p text:style-name="Table_20_Contents">746.5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46.5</text:p>
                    </table:table-cell>
                    <table:table-cell table:style-name="Tabelle3.A1" office:value-type="string">
                      <text:p text:style-name="Table_20_Contents">75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mVuZWRlbnMvL1RpbQ%3D%3D" office:target-frame-name="_blank" xlink:show="new">Benedens, Tim</text:a></text:p>
                    </table:table-cell>
                    <table:table-cell table:style-name="Tabelle3.A1" office:value-type="string">
                      <text:p text:style-name="Table_20_Contents">SK Heiligenhaus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781</text:p>
                    </table:table-cell>
                    <table:table-cell table:style-name="Tabelle3.A1" office:value-type="string">
                      <text:p text:style-name="Table_20_Contents">781.0</text:p>
                    </table:table-cell>
                    <table:table-cell table:style-name="Tabelle3.A1" office:value-type="string">
                      <text:p text:style-name="Table_20_Contents">78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8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TcO2Y2tlbC8vS2xhdXM%3D" office:target-frame-name="_blank" xlink:show="new">Möckel, Klaus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1524</text:p>
                    </table:table-cell>
                    <table:table-cell table:style-name="Tabelle3.A1" office:value-type="string">
                      <text:p text:style-name="Table_20_Contents">762.0</text:p>
                    </table:table-cell>
                    <table:table-cell table:style-name="Tabelle3.A1" office:value-type="string">
                      <text:p text:style-name="Table_20_Contents">806.0</text:p>
                    </table:table-cell>
                    <table:table-cell table:style-name="Tabelle3.A1" office:value-type="string">
                      <text:p text:style-name="Table_20_Contents">718.0</text:p>
                    </table:table-cell>
                    <table:table-cell table:style-name="Tabelle3.A1" office:value-type="string">
                      <text:p text:style-name="Table_20_Contents">80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WNrZXJzLy9NaWNoYWVs" office:target-frame-name="_blank" xlink:show="new">Eckers, Michael</text:a></text:p>
                    </table:table-cell>
                    <table:table-cell table:style-name="Tabelle3.A1" office:value-type="string">
                      <text:p text:style-name="Table_20_Contents">KSC AK 1882 Wuppertal 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1.5</text:p>
                    </table:table-cell>
                    <table:table-cell table:style-name="Tabelle3.A1" office:value-type="string">
                      <text:p text:style-name="Table_20_Contents">1469</text:p>
                    </table:table-cell>
                    <table:table-cell table:style-name="Tabelle3.A1" office:value-type="string">
                      <text:p text:style-name="Table_20_Contents">734.5</text:p>
                    </table:table-cell>
                    <table:table-cell table:style-name="Tabelle3.A1" office:value-type="string">
                      <text:p text:style-name="Table_20_Contents">730.0</text:p>
                    </table:table-cell>
                    <table:table-cell table:style-name="Tabelle3.A1" office:value-type="string">
                      <text:p text:style-name="Table_20_Contents">739.0</text:p>
                    </table:table-cell>
                    <table:table-cell table:style-name="Tabelle3.A1" office:value-type="string">
                      <text:p text:style-name="Table_20_Contents">73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G9sbG1hbm4vL0tsYXVz" office:target-frame-name="_blank" xlink:show="new">Pollmann, Klaus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775</text:p>
                    </table:table-cell>
                    <table:table-cell table:style-name="Tabelle3.A1" office:value-type="string">
                      <text:p text:style-name="Table_20_Contents">775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75.0</text:p>
                    </table:table-cell>
                    <table:table-cell table:style-name="Tabelle3.A1" office:value-type="string">
                      <text:p text:style-name="Table_20_Contents">77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GF0dGVuLy9TaWVnZnJpZWQ%3D" office:target-frame-name="_blank" xlink:show="new">Patten, Siegfried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755</text:p>
                    </table:table-cell>
                    <table:table-cell table:style-name="Tabelle3.A1" office:value-type="string">
                      <text:p text:style-name="Table_20_Contents">755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55.0</text:p>
                    </table:table-cell>
                    <table:table-cell table:style-name="Tabelle3.A1" office:value-type="string">
                      <text:p text:style-name="Table_20_Contents">75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3JvbmF1ZXIvL0FjaGlt" office:target-frame-name="_blank" xlink:show="new">Gronauer, Achim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734</text:p>
                    </table:table-cell>
                    <table:table-cell table:style-name="Tabelle3.A1" office:value-type="string">
                      <text:p text:style-name="Table_20_Contents">734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34.0</text:p>
                    </table:table-cell>
                    <table:table-cell table:style-name="Tabelle3.A1" office:value-type="string">
                      <text:p text:style-name="Table_20_Contents">734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mVjaG1hbm4vL0ZyYW5r" office:target-frame-name="_blank" xlink:show="new">Bechmann, Frank</text:a></text:p>
                    </table:table-cell>
                    <table:table-cell table:style-name="Tabelle3.A1" office:value-type="string">
                      <text:p text:style-name="Table_20_Contents">SK Düsseldorf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785</text:p>
                    </table:table-cell>
                    <table:table-cell table:style-name="Tabelle3.A1" office:value-type="string">
                      <text:p text:style-name="Table_20_Contents">785.0</text:p>
                    </table:table-cell>
                    <table:table-cell table:style-name="Tabelle3.A1" office:value-type="string">
                      <text:p text:style-name="Table_20_Contents">785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8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mVja21hbm4vL1Rob21hcw%3D%3D" office:target-frame-name="_blank" xlink:show="new">Reckmann, Thomas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772</text:p>
                    </table:table-cell>
                    <table:table-cell table:style-name="Tabelle3.A1" office:value-type="string">
                      <text:p text:style-name="Table_20_Contents">772.0</text:p>
                    </table:table-cell>
                    <table:table-cell table:style-name="Tabelle3.A1" office:value-type="string">
                      <text:p text:style-name="Table_20_Contents">772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7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3JvaG1hbm4vL0plbnM%3D" office:target-frame-name="_blank" xlink:show="new">Grohmann, Jens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767</text:p>
                    </table:table-cell>
                    <table:table-cell table:style-name="Tabelle3.A1" office:value-type="string">
                      <text:p text:style-name="Table_20_Contents">767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67.0</text:p>
                    </table:table-cell>
                    <table:table-cell table:style-name="Tabelle3.A1" office:value-type="string">
                      <text:p text:style-name="Table_20_Contents">76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GVpbmVtYW5uLy9BbmRyZWE%3D" office:target-frame-name="_blank" xlink:show="new">Heinemann, Andrea</text:a></text:p>
                    </table:table-cell>
                    <table:table-cell table:style-name="Tabelle3.A1" office:value-type="string">
                      <text:p text:style-name="Table_20_Contents">KSF BW Solingen-<text:soft-page-break/>Hild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712</text:p>
                    </table:table-cell>
                    <table:table-cell table:style-name="Tabelle3.A1" office:value-type="string">
                      <text:p text:style-name="Table_20_Contents">712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712.0</text:p>
                    </table:table-cell>
                    <table:table-cell table:style-name="Tabelle3.A1" office:value-type="string">
                      <text:p text:style-name="Table_20_Contents">71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m90aGUvL0hlbG11dA%3D%3D" office:target-frame-name="_blank" xlink:show="new">Rothe, Helmut</text:a></text:p>
                    </table:table-cell>
                    <table:table-cell table:style-name="Tabelle3.A1" office:value-type="string">
                      <text:p text:style-name="Table_20_Contents">BW 61 Mülheim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68</text:p>
                    </table:table-cell>
                    <table:table-cell table:style-name="Tabelle3.A1" office:value-type="string">
                      <text:p text:style-name="Table_20_Contents">668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68.0</text:p>
                    </table:table-cell>
                    <table:table-cell table:style-name="Tabelle3.A1" office:value-type="string">
                      <text:p text:style-name="Table_20_Contents">66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UmlwcGVsLy9NYXR0aGlhcw%3D%3D" office:target-frame-name="_blank" xlink:show="new">Rippel, Matthias</text:a></text:p>
                    </table:table-cell>
                    <table:table-cell table:style-name="Tabelle3.A1" office:value-type="string">
                      <text:p text:style-name="Table_20_Contents">SKV Rees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50</text:p>
                    </table:table-cell>
                    <table:table-cell table:style-name="Tabelle3.A1" office:value-type="string">
                      <text:p text:style-name="Table_20_Contents">650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50.0</text:p>
                    </table:table-cell>
                    <table:table-cell table:style-name="Tabelle3.A1" office:value-type="string">
                      <text:p text:style-name="Table_20_Contents">65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Sm9uaWdrZWl0Ly9XYWx0ZXI%3D" office:target-frame-name="_blank" xlink:show="new">Jonigkeit, Walter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33</text:p>
                    </table:table-cell>
                    <table:table-cell table:style-name="Tabelle3.A1" office:value-type="string">
                      <text:p text:style-name="Table_20_Contents">633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33.0</text:p>
                    </table:table-cell>
                    <table:table-cell table:style-name="Tabelle3.A1" office:value-type="string">
                      <text:p text:style-name="Table_20_Contents">63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R3JvaG1hbm4vL0RpZXRlcg%3D%3D" office:target-frame-name="_blank" xlink:show="new">Grohmann, Dieter</text:a></text:p>
                    </table:table-cell>
                    <table:table-cell table:style-name="Tabelle3.A1" office:value-type="string">
                      <text:p text:style-name="Table_20_Contents">KSF BW Solingen-Hild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193</text:p>
                    </table:table-cell>
                    <table:table-cell table:style-name="Tabelle3.A1" office:value-type="string">
                      <text:p text:style-name="Table_20_Contents">193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193.0</text:p>
                    </table:table-cell>
                    <table:table-cell table:style-name="Tabelle3.A1" office:value-type="string">
                      <text:p text:style-name="Table_20_Contents">19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2/niederrhein-liga-0/QmVyZ2VyLy9LbGF1cw%3D%3D" office:target-frame-name="_blank" xlink:show="new">Berger, Klaus</text:a></text:p>
                    </table:table-cell>
                    <table:table-cell table:style-name="Tabelle3.A1" office:value-type="string">
                      <text:p text:style-name="Table_20_Contents">KSG 31 Essen 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51</text:p>
                    </table:table-cell>
                    <table:table-cell table:style-name="Tabelle3.A1" office:value-type="string">
                      <text:p text:style-name="Table_20_Contents">651.0</text:p>
                    </table:table-cell>
                    <table:table-cell table:style-name="Tabelle3.A1" office:value-type="string">
                      <text:p text:style-name="Table_20_Contents">651.0</text:p>
                    </table:table-cell>
                    <table:table-cell table:style-name="Tabelle3.A1" office:value-type="string">
                      <text:p text:style-name="P1"/>
                    </table:table-cell>
                    <table:table-cell table:style-name="Tabelle3.A1" office:value-type="string">
                      <text:p text:style-name="Table_20_Contents">651</text:p>
                    </table:table-cell>
                  </table:table-row>
                </table:table>
                <text:p text:style-name="Text_20_body"><text:line-break/></text:p>
              </text:section>
            </text:section>
          </text:section>
        </text:section>
        <text:section text:style-name="Sect1" text:name="contentBorderRight">
          <text:p text:style-name="Standard"/>
        </text:section>
      </text:section>
      <text:section text:style-name="Sect1" text:name="footer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0:33:30.03</meta:creation-date>
    <meta:document-statistic meta:table-count="2" meta:image-count="0" meta:object-count="0" meta:page-count="4" meta:paragraph-count="1081" meta:word-count="1437" meta:character-count="6005"/>
    <dc:date>2013-11-11T10:35:03.72</dc:date>
    <meta:editing-duration>PT1M34S</meta:editing-duration>
    <meta:editing-cycles>1</meta:editing-cycles>
    <meta:generator>OpenOffice/4.0.0$Win32 OpenOffice.org_project/400m3$Build-9702</meta:generator>
  </office:meta>
</office:document-meta>
</file>